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Standard">
      <style:paragraph-properties style:border-line-width-bottom="0.0035in 0.0035in 0.0035in" fo:padding-left="0in" fo:padding-right="0in" fo:padding-top="0in" fo:padding-bottom="0.0291in" fo:border-left="none" fo:border-right="none" fo:border-top="none" fo:border-bottom="0.74pt double #000000" style:join-border="false"/>
      <style:text-properties officeooo:paragraph-rsid="0017a707"/>
    </style:style>
    <style:style style:name="P22" style:family="paragraph" style:parent-style-name="Standard">
      <style:text-properties officeooo:rsid="0017a707" officeooo:paragraph-rsid="0017a707"/>
    </style:style>
    <style:style style:name="P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7a707" officeooo:paragraph-rsid="0017a707"/>
    </style:style>
    <style:style style:name="P24" style:family="paragraph" style:parent-style-name="Text_20_body">
      <style:text-properties officeooo:rsid="0017a707" officeooo:paragraph-rsid="0017a707"/>
    </style:style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Quotations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Quotations" style:list-style-name="L29"/>
    <style:style style:name="P37" style:family="paragraph" style:parent-style-name="Text_20_body" style:list-style-name="L30"/>
    <style:style style:name="P38" style:family="paragraph" style:parent-style-name="Text_20_body" style:list-style-name="L31"/>
    <style:style style:name="P39" style:family="paragraph" style:parent-style-name="Text_20_body" style:list-style-name="L32"/>
    <style:style style:name="P40" style:family="paragraph" style:parent-style-name="Text_20_body" style:list-style-name="L33"/>
    <style:style style:name="P41" style:family="paragraph" style:parent-style-name="Text_20_body" style:list-style-name="L34"/>
    <style:style style:name="P42" style:family="paragraph" style:parent-style-name="Quotations" style:list-style-name="L34"/>
    <style:style style:name="P43" style:family="paragraph" style:parent-style-name="Text_20_body" style:list-style-name="L35"/>
    <style:style style:name="P44" style:family="paragraph" style:parent-style-name="Text_20_body" style:list-style-name="L36"/>
    <style:style style:name="P45" style:family="paragraph" style:parent-style-name="Text_20_body" style:list-style-name="L37"/>
    <style:style style:name="P46" style:family="paragraph" style:parent-style-name="Text_20_body" style:list-style-name="L38"/>
    <style:style style:name="P47" style:family="paragraph" style:parent-style-name="Quotations" style:list-style-name="L38"/>
    <style:style style:name="P48" style:family="paragraph" style:parent-style-name="Text_20_body" style:list-style-name="L39"/>
    <style:style style:name="P49" style:family="paragraph" style:parent-style-name="Text_20_body" style:list-style-name="L40"/>
    <style:style style:name="P50" style:family="paragraph" style:parent-style-name="Text_20_body" style:list-style-name="L41"/>
    <style:style style:name="P51" style:family="paragraph" style:parent-style-name="Standard">
      <style:paragraph-properties style:border-line-width-bottom="0.0035in 0.0035in 0.0035in" fo:padding-left="0in" fo:padding-right="0in" fo:padding-top="0in" fo:padding-bottom="0.0291in" fo:border-left="none" fo:border-right="none" fo:border-top="none" fo:border-bottom="0.74pt double #000000" style:join-border="false"/>
      <style:text-properties officeooo:rsid="0019965c" officeooo:paragraph-rsid="0019965c"/>
    </style:style>
    <style:style style:name="P52" style:family="paragraph" style:parent-style-name="Standard">
      <style:text-properties officeooo:rsid="0019965c" officeooo:paragraph-rsid="0019965c"/>
    </style:style>
    <style:style style:name="P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965c" officeooo:paragraph-rsid="0019965c"/>
    </style:style>
    <style:style style:name="P54" style:family="paragraph" style:parent-style-name="Text_20_body">
      <style:text-properties officeooo:rsid="0019965c" officeooo:paragraph-rsid="0019965c"/>
    </style:style>
    <style:style style:name="P55" style:family="paragraph" style:parent-style-name="Text_20_body" style:list-style-name="L42"/>
    <style:style style:name="P56" style:family="paragraph" style:parent-style-name="Text_20_body" style:list-style-name="L43"/>
    <style:style style:name="P57" style:family="paragraph" style:parent-style-name="Text_20_body" style:list-style-name="L44"/>
    <style:style style:name="P58" style:family="paragraph" style:parent-style-name="Text_20_body" style:list-style-name="L45"/>
    <style:style style:name="P59" style:family="paragraph" style:parent-style-name="Text_20_body" style:list-style-name="L46"/>
    <style:style style:name="P60" style:family="paragraph" style:parent-style-name="Standard">
      <style:paragraph-properties style:border-line-width-bottom="0.0035in 0.0035in 0.0035in" fo:padding-left="0in" fo:padding-right="0in" fo:padding-top="0in" fo:padding-bottom="0.0291in" fo:border-left="none" fo:border-right="none" fo:border-top="none" fo:border-bottom="0.74pt double #000000" style:join-border="false"/>
      <style:text-properties officeooo:rsid="001a8e33" officeooo:paragraph-rsid="001a8e33"/>
    </style:style>
    <style:style style:name="P61" style:family="paragraph" style:parent-style-name="Standard">
      <style:text-properties officeooo:rsid="001a8e33" officeooo:paragraph-rsid="001a8e33"/>
    </style:style>
    <style:style style:name="P6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a8e33" officeooo:paragraph-rsid="001a8e33"/>
    </style:style>
    <style:style style:name="P63" style:family="paragraph" style:parent-style-name="Text_20_body">
      <style:text-properties officeooo:rsid="001a8e33" officeooo:paragraph-rsid="001a8e33"/>
    </style:style>
    <style:style style:name="P64" style:family="paragraph" style:parent-style-name="Text_20_body" style:list-style-name="L47"/>
    <style:style style:name="P65" style:family="paragraph" style:parent-style-name="Text_20_body" style:list-style-name="L48"/>
    <style:style style:name="P66" style:family="paragraph" style:parent-style-name="Text_20_body" style:list-style-name="L49"/>
    <style:style style:name="P67" style:family="paragraph" style:parent-style-name="Text_20_body" style:list-style-name="L50"/>
    <style:style style:name="P68" style:family="paragraph" style:parent-style-name="Text_20_body" style:list-style-name="L51"/>
    <style:style style:name="P69" style:family="paragraph" style:parent-style-name="Text_20_body" style:list-style-name="L52"/>
    <style:style style:name="P70" style:family="paragraph" style:parent-style-name="Text_20_body" style:list-style-name="L53"/>
    <style:style style:name="P71" style:family="paragraph" style:parent-style-name="Text_20_body" style:list-style-name="L54"/>
    <style:style style:name="P72" style:family="paragraph" style:parent-style-name="Text_20_body" style:list-style-name="L55"/>
    <style:style style:name="P73" style:family="paragraph" style:parent-style-name="Text_20_body" style:list-style-name="L56"/>
    <style:style style:name="P74" style:family="paragraph" style:parent-style-name="Text_20_body" style:list-style-name="L57"/>
    <style:style style:name="P75" style:family="paragraph" style:parent-style-name="Text_20_body" style:list-style-name="L58"/>
    <style:style style:name="P76" style:family="paragraph" style:parent-style-name="Text_20_body" style:list-style-name="L59"/>
    <style:style style:name="P77" style:family="paragraph" style:parent-style-name="Text_20_body" style:list-style-name="L60"/>
    <style:style style:name="P78" style:family="paragraph" style:parent-style-name="Text_20_body" style:list-style-name="L61"/>
    <style:style style:name="P79" style:family="paragraph" style:parent-style-name="Text_20_body" style:list-style-name="L62"/>
    <style:style style:name="P80" style:family="paragraph" style:parent-style-name="Text_20_body" style:list-style-name="L63"/>
    <style:style style:name="P81" style:family="paragraph" style:parent-style-name="Text_20_body" style:list-style-name="L64"/>
    <style:style style:name="P82" style:family="paragraph" style:parent-style-name="Text_20_body" style:list-style-name="L65"/>
    <style:style style:name="P83" style:family="paragraph" style:parent-style-name="Text_20_body" style:list-style-name="L66"/>
    <style:style style:name="P84" style:family="paragraph" style:parent-style-name="Text_20_body" style:list-style-name="L67"/>
    <style:style style:name="P85" style:family="paragraph" style:parent-style-name="Text_20_body" style:list-style-name="L68"/>
    <style:style style:name="P86" style:family="paragraph" style:parent-style-name="Text_20_body" style:list-style-name="L69"/>
    <style:style style:name="P87" style:family="paragraph" style:parent-style-name="Text_20_body" style:list-style-name="L70"/>
    <style:style style:name="P88" style:family="paragraph" style:parent-style-name="Text_20_body" style:list-style-name="L71"/>
    <style:style style:name="P89" style:family="paragraph" style:parent-style-name="Text_20_body" style:list-style-name="L72"/>
    <style:style style:name="P90" style:family="paragraph" style:parent-style-name="Text_20_body" style:list-style-name="L73"/>
    <style:style style:name="P91" style:family="paragraph" style:parent-style-name="Text_20_body" style:list-style-name="L74"/>
    <style:style style:name="P92" style:family="paragraph" style:parent-style-name="Text_20_body" style:list-style-name="L75"/>
    <style:style style:name="P93" style:family="paragraph" style:parent-style-name="Text_20_body" style:list-style-name="L76"/>
    <style:style style:name="P94" style:family="paragraph" style:parent-style-name="Standard">
      <style:paragraph-properties style:border-line-width-bottom="0.0035in 0.0035in 0.0035in" fo:padding-left="0in" fo:padding-right="0in" fo:padding-top="0in" fo:padding-bottom="0.0291in" fo:border-left="none" fo:border-right="none" fo:border-top="none" fo:border-bottom="0.74pt double #000000" style:join-border="false"/>
      <style:text-properties officeooo:paragraph-rsid="001c22e1"/>
    </style:style>
    <style:style style:name="P95" style:family="paragraph" style:parent-style-name="Standard">
      <style:text-properties officeooo:rsid="001c22e1" officeooo:paragraph-rsid="001c22e1"/>
    </style:style>
    <style:style style:name="P96" style:family="paragraph" style:parent-style-name="Preformatted_20_Text">
      <style:paragraph-properties fo:margin-top="0in" fo:margin-bottom="0.1965in" style:contextual-spacing="false"/>
    </style:style>
    <style:style style:name="P97" style:family="paragraph" style:parent-style-name="Text_20_body" style:list-style-name="L77"/>
    <style:style style:name="P98" style:family="paragraph" style:parent-style-name="Text_20_body" style:list-style-name="L78"/>
    <style:style style:name="P99" style:family="paragraph" style:parent-style-name="Text_20_body" style:list-style-name="L79"/>
    <style:style style:name="P100" style:family="paragraph" style:parent-style-name="Text_20_body" style:list-style-name="L80"/>
    <style:style style:name="P101" style:family="paragraph" style:parent-style-name="Text_20_body" style:list-style-name="L81"/>
    <style:style style:name="P102" style:family="paragraph" style:parent-style-name="Text_20_body" style:list-style-name="L82"/>
    <style:style style:name="P103" style:family="paragraph" style:parent-style-name="Standard">
      <style:paragraph-properties style:border-line-width-bottom="0.0035in 0.0035in 0.0035in" fo:padding-left="0in" fo:padding-right="0in" fo:padding-top="0in" fo:padding-bottom="0.0291in" fo:border-left="none" fo:border-right="none" fo:border-top="none" fo:border-bottom="0.74pt double #000000" style:join-border="false"/>
      <style:text-properties officeooo:rsid="001e3181" officeooo:paragraph-rsid="001e3181"/>
    </style:style>
    <style:style style:name="P104" style:family="paragraph" style:parent-style-name="Standard">
      <style:text-properties officeooo:rsid="001e3181" officeooo:paragraph-rsid="001e3181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e3181" officeooo:paragraph-rsid="001e3181"/>
    </style:style>
    <style:style style:name="P106" style:family="paragraph" style:parent-style-name="Text_20_body">
      <style:text-properties officeooo:rsid="001e3181" officeooo:paragraph-rsid="001e3181"/>
    </style:style>
    <style:style style:name="P107" style:family="paragraph" style:parent-style-name="Text_20_body" style:list-style-name="L83"/>
    <style:style style:name="P108" style:family="paragraph" style:parent-style-name="Text_20_body" style:list-style-name="L84"/>
    <style:style style:name="P109" style:family="paragraph" style:parent-style-name="Text_20_body" style:list-style-name="L85"/>
    <style:style style:name="P110" style:family="paragraph" style:parent-style-name="Text_20_body" style:list-style-name="L86"/>
    <style:style style:name="P111" style:family="paragraph" style:parent-style-name="Text_20_body" style:list-style-name="L87"/>
    <style:style style:name="P112" style:family="paragraph" style:parent-style-name="Text_20_body" style:list-style-name="L88"/>
    <style:style style:name="P113" style:family="paragraph" style:parent-style-name="Text_20_body" style:list-style-name="L89"/>
    <style:style style:name="P114" style:family="paragraph" style:parent-style-name="Text_20_body" style:list-style-name="L90"/>
    <style:style style:name="P115" style:family="paragraph" style:parent-style-name="Text_20_body" style:list-style-name="L91"/>
    <style:style style:name="P116" style:family="paragraph" style:parent-style-name="Text_20_body" style:list-style-name="L92"/>
    <style:style style:name="P117" style:family="paragraph" style:parent-style-name="Text_20_body" style:list-style-name="L93"/>
    <style:style style:name="P118" style:family="paragraph" style:parent-style-name="Text_20_body" style:list-style-name="L94"/>
    <style:style style:name="P119" style:family="paragraph" style:parent-style-name="Text_20_body" style:list-style-name="L95"/>
    <style:style style:name="P120" style:family="paragraph" style:parent-style-name="Text_20_body" style:list-style-name="L96"/>
    <style:style style:name="P121" style:family="paragraph" style:parent-style-name="Text_20_body" style:list-style-name="L97"/>
    <style:style style:name="P122" style:family="paragraph" style:parent-style-name="Text_20_body" style:list-style-name="L98"/>
    <style:style style:name="P123" style:family="paragraph" style:parent-style-name="Standard">
      <style:paragraph-properties style:border-line-width-bottom="0.0035in 0.0035in 0.0035in" fo:padding-left="0in" fo:padding-right="0in" fo:padding-top="0in" fo:padding-bottom="0.0291in" fo:border-left="none" fo:border-right="none" fo:border-top="none" fo:border-bottom="0.74pt double #000000" style:join-border="false"/>
      <style:text-properties officeooo:rsid="002033ff" officeooo:paragraph-rsid="002033ff"/>
    </style:style>
    <style:style style:name="P124" style:family="paragraph" style:parent-style-name="Standard">
      <style:text-properties officeooo:rsid="002033ff" officeooo:paragraph-rsid="002033ff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033ff" officeooo:paragraph-rsid="002033ff"/>
    </style:style>
    <style:style style:name="P126" style:family="paragraph" style:parent-style-name="Text_20_body">
      <style:text-properties officeooo:rsid="002033ff" officeooo:paragraph-rsid="002033ff"/>
    </style:style>
    <style:style style:name="P127" style:family="paragraph" style:parent-style-name="Text_20_body" style:list-style-name="L99"/>
    <style:style style:name="P128" style:family="paragraph" style:parent-style-name="Text_20_body" style:list-style-name="L100"/>
    <style:style style:name="P129" style:family="paragraph" style:parent-style-name="Text_20_body" style:list-style-name="L101"/>
    <style:style style:name="P130" style:family="paragraph" style:parent-style-name="Text_20_body" style:list-style-name="L102"/>
    <style:style style:name="P131" style:family="paragraph" style:parent-style-name="Text_20_body" style:list-style-name="L103"/>
    <style:style style:name="T1" style:family="text">
      <style:text-properties officeooo:rsid="001e57ac"/>
    </style:style>
    <style:style style:name="T2" style:family="text">
      <style:text-properties officeooo:rsid="001c9387"/>
    </style:style>
    <style:style style:name="T3" style:family="text">
      <style:text-properties officeooo:rsid="001de12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d this page about adding rewards to courses ("gamification") and suggest some things that I could incorporate into my courses to encourage completion. https://xperiencify.com/</text:p>
      <text:p text:style-name="Standard">I do not want it to be gimicky or too game-like though. The sweet spot is enough to encourage my students to continue but not allow the rewards to become the main goal.</text:p>
      <text:p text:style-name="P1"/>
      <text:p text:style-name="Standard"/>
      <text:p text:style-name="Text_20_body">You’re right to be cautious here. The best “gamification” for your kind of course isn’t about turning it into a game—it’s about <text:span text:style-name="Strong_20_Emphasis">reinforcing meaning, progress, and ownership</text:span> (which already align beautifully with your mission and your audience’s desires ).</text:p>
      <text:p text:style-name="Text_20_body">Below are ideas that fit that <text:span text:style-name="Emphasis">non-gimmicky sweet spot</text:span>—structured to feel like <text:span text:style-name="Strong_20_Emphasis">formation, not entertainment</text:span>.</text:p>
      <text:p text:style-name="Horizontal_20_Line"/>
      <text:h text:style-name="Heading_20_1" text:outline-level="1">🎯 Guiding Principle (Keep This Front and Center)</text:h>
      <text:p text:style-name="Text_20_body">Gamification should:</text:p>
      <text:list text:style-name="L1">
        <text:list-item>
          <text:p text:style-name="P2">reinforce <text:span text:style-name="Strong_20_Emphasis">identity</text:span> (“I am becoming someone who can defend the faith”)</text:p>
        </text:list-item>
        <text:list-item>
          <text:p text:style-name="P2">reward <text:span text:style-name="Strong_20_Emphasis">effort and perseverance</text:span>, not just completion</text:p>
        </text:list-item>
        <text:list-item>
          <text:p text:style-name="P2">highlight <text:span text:style-name="Strong_20_Emphasis">real-world purpose</text:span>, not artificial points</text:p>
        </text:list-item>
      </text:list>
      <text:p text:style-name="Text_20_body">If the reward ever becomes the goal → it’s gone too far.</text:p>
      <text:p text:style-name="Horizontal_20_Line"/>
      <text:h text:style-name="Heading_20_1" text:outline-level="1">🧭 1. “Progress with Meaning” (Not Points)</text:h>
      <text:h text:style-name="Heading_20_3" text:outline-level="3">Instead of:</text:h>
      <text:p text:style-name="Text_20_body">Points, coins, leaderboards</text:p>
      <text:h text:style-name="Heading_20_3" text:outline-level="3">Use:</text:h>
      <text:p text:style-name="Text_20_body"><text:span text:style-name="Strong_20_Emphasis">Named milestones tied to identity</text:span></text:p>
      <text:p text:style-name="Text_20_body">Examples:</text:p>
      <text:list text:style-name="L2">
        <text:list-item>
          <text:p text:style-name="P3">“Truth Seeker” (completed first module)</text:p>
        </text:list-item>
        <text:list-item>
          <text:p text:style-name="P3">“Clear Thinker” (finished logic section)</text:p>
        </text:list-item>
        <text:list-item>
          <text:p text:style-name="P3">“Faith Defender” (completed apologetics practice)</text:p>
        </text:list-item>
        <text:list-item>
          <text:p text:style-name="P3">“Equipped” (finished full course)</text:p>
        </text:list-item>
      </text:list>
      <text:p text:style-name="Text_20_body"><text:soft-page-break/>Why this works for your audience:</text:p>
      <text:list text:style-name="L3">
        <text:list-item>
          <text:p text:style-name="P4">Parents want formation, not entertainment</text:p>
        </text:list-item>
        <text:list-item>
          <text:p text:style-name="P4">Students want to feel <text:span text:style-name="Emphasis">capable</text:span>, not just “done”</text:p>
        </text:list-item>
      </text:list>
      <text:p text:style-name="Text_20_body">This directly supports your promise:</text:p>
      <text:p text:style-name="Quotations">confidence, clarity, and readiness</text:p>
      <text:p text:style-name="Horizontal_20_Line"/>
      <text:h text:style-name="Heading_20_1" text:outline-level="1">🧱 2. Completion Chains (Momentum Without Gimmicks)</text:h>
      <text:p text:style-name="Text_20_body">Use <text:span text:style-name="Strong_20_Emphasis">visible progress chains</text:span>:</text:p>
      <text:list text:style-name="L4">
        <text:list-item>
          <text:p text:style-name="P5">“You’ve completed 3 lessons in a row”</text:p>
        </text:list-item>
        <text:list-item>
          <text:p text:style-name="P5">“You’re 1 step away from finishing this section”</text:p>
        </text:list-item>
      </text:list>
      <text:p text:style-name="Text_20_body">Add light friction:</text:p>
      <text:list text:style-name="L5">
        <text:list-item>
          <text:p text:style-name="P6">Encourage consistency over bingeing</text:p>
        </text:list-item>
      </text:list>
      <text:p text:style-name="Text_20_body">Example:</text:p>
      <text:p text:style-name="Quotations">“Stay with it—this is where most students quit. You’re not most students.”</text:p>
      <text:p text:style-name="Text_20_body">This taps into:</text:p>
      <text:list text:style-name="L6">
        <text:list-item>
          <text:p text:style-name="P7">perseverance</text:p>
        </text:list-item>
        <text:list-item>
          <text:p text:style-name="P7">identity</text:p>
        </text:list-item>
        <text:list-item>
          <text:p text:style-name="P7">quiet challenge</text:p>
        </text:list-item>
      </text:list>
      <text:p text:style-name="Horizontal_20_Line"/>
      <text:h text:style-name="Heading_20_1" text:outline-level="1">🔥 3. “Meaningful Wins” at Key Moments</text:h>
      <text:p text:style-name="Text_20_body">Instead of constant rewards → <text:span text:style-name="Strong_20_Emphasis">place them strategically</text:span></text:p>
      <text:p text:style-name="Text_20_body">Where:</text:p>
      <text:list text:style-name="L7">
        <text:list-item>
          <text:p text:style-name="P8">after hard concepts (e.g., relativism, TOB foundations)</text:p>
        </text:list-item>
        <text:list-item>
          <text:p text:style-name="P8">after first successful objection response</text:p>
        </text:list-item>
        <text:list-item>
          <text:p text:style-name="P8">after finishing a full module</text:p>
        </text:list-item>
      </text:list>
      <text:p text:style-name="Text_20_body">What:</text:p>
      <text:list text:style-name="L8">
        <text:list-item>
          <text:p text:style-name="P9"><text:soft-page-break/>short affirmations tied to mission:</text:p>
          <text:list>
            <text:list-item>
              <text:p text:style-name="P9">“You now know what most adults don’t.”</text:p>
            </text:list-item>
            <text:list-item>
              <text:p text:style-name="P9">“You can now answer one of the most common objections.”</text:p>
            </text:list-item>
          </text:list>
        </text:list-item>
      </text:list>
      <text:p text:style-name="Text_20_body">This reinforces:<text:line-break/>👉 “This matters in real life”</text:p>
      <text:p text:style-name="Horizontal_20_Line"/>
      <text:h text:style-name="Heading_20_1" text:outline-level="1">🗣️ 4. Practice-Based Unlocks (Very Important for You)</text:h>
      <text:p text:style-name="Text_20_body">This is a strong fit with your curriculum (discussion + practice focus )</text:p>
      <text:p text:style-name="Text_20_body">Instead of:<text:line-break/>“Watch video → get reward”</text:p>
      <text:p text:style-name="Text_20_body">Use:<text:line-break/><text:span text:style-name="Strong_20_Emphasis">“Demonstrate → unlock”</text:span></text:p>
      <text:p text:style-name="Text_20_body">Examples:</text:p>
      <text:list text:style-name="L9">
        <text:list-item>
          <text:p text:style-name="P10">Submit a short written response to an objection → unlock next lesson</text:p>
        </text:list-item>
        <text:list-item>
          <text:p text:style-name="P10">Record a verbal answer → unlock bonus content</text:p>
        </text:list-item>
        <text:list-item>
          <text:p text:style-name="P10">Complete a “real-world scenario” → unlock next module</text:p>
        </text:list-item>
      </text:list>
      <text:p text:style-name="Text_20_body">This ensures:<text:line-break/>👉 The reward follows <text:span text:style-name="Emphasis">formation</text:span>, not passive consumption</text:p>
      <text:p text:style-name="Horizontal_20_Line"/>
      <text:h text:style-name="Heading_20_1" text:outline-level="1">🧩 5. “Real-World Mission” Challenges</text:h>
      <text:p text:style-name="Text_20_body">Give students optional “missions”:</text:p>
      <text:p text:style-name="Text_20_body">Examples:</text:p>
      <text:list text:style-name="L10">
        <text:list-item>
          <text:p text:style-name="P11">Ask someone a thoughtful question about truth</text:p>
        </text:list-item>
        <text:list-item>
          <text:p text:style-name="P11">Identify a bad argument in media</text:p>
        </text:list-item>
        <text:list-item>
          <text:p text:style-name="P11">Explain one teaching to a sibling or parent</text:p>
        </text:list-item>
        <text:list-item>
          <text:p text:style-name="P11">Respond (charitably) to a real objection</text:p>
        </text:list-item>
      </text:list>
      <text:p text:style-name="Text_20_body">Reward:</text:p>
      <text:list text:style-name="L11">
        <text:list-item>
          <text:p text:style-name="P12">simple acknowledgment</text:p>
        </text:list-item>
        <text:list-item>
          <text:p text:style-name="P12"><text:soft-page-break/>“Mission completed: You applied this in the real world”</text:p>
        </text:list-item>
      </text:list>
      <text:p text:style-name="Text_20_body">This aligns perfectly with your goal:</text:p>
      <text:p text:style-name="Quotations">equipping students to live and share truth in daily life</text:p>
      <text:p text:style-name="Horizontal_20_Line"/>
      <text:h text:style-name="Heading_20_1" text:outline-level="1">🏁 6. Strong Finish (This Is Huge)</text:h>
      <text:p text:style-name="Text_20_body">Most courses fail here.</text:p>
      <text:p text:style-name="Text_20_body">Create a <text:span text:style-name="Strong_20_Emphasis">clear “completion moment”</text:span>:</text:p>
      <text:h text:style-name="Heading_20_3" text:outline-level="3">Example:</text:h>
      <text:list text:style-name="L12">
        <text:list-item>
          <text:p text:style-name="P13">Certificate: “Equipped to Defend the Faith”</text:p>
        </text:list-item>
        <text:list-item>
          <text:p text:style-name="P13">Short reflection:</text:p>
          <text:list>
            <text:list-item>
              <text:p text:style-name="P13">“What can you now do that you couldn’t before?”</text:p>
            </text:list-item>
          </text:list>
        </text:list-item>
        <text:list-item>
          <text:p text:style-name="P13">Optional:</text:p>
          <text:list>
            <text:list-item>
              <text:p text:style-name="P13">Parent acknowledgment (“I see the growth in you”)</text:p>
            </text:list-item>
          </text:list>
        </text:list-item>
      </text:list>
      <text:p text:style-name="Text_20_body">For your audience, this is powerful:</text:p>
      <text:list text:style-name="L13">
        <text:list-item>
          <text:p text:style-name="P14">parents want visible fruit</text:p>
        </text:list-item>
        <text:list-item>
          <text:p text:style-name="P14">students need closure + identity shift</text:p>
        </text:list-item>
      </text:list>
      <text:p text:style-name="Horizontal_20_Line"/>
      <text:h text:style-name="Heading_20_1" text:outline-level="1">📬 7. Parent-Inclusive Rewards (Unique Advantage You Have)</text:h>
      <text:p text:style-name="Text_20_body">This is a major differentiator.</text:p>
      <text:p text:style-name="Text_20_body">Instead of only rewarding students:</text:p>
      <text:list text:style-name="L14">
        <text:list-item>
          <text:p text:style-name="P15">trigger <text:span text:style-name="Strong_20_Emphasis">parent updates at milestones</text:span></text:p>
        </text:list-item>
      </text:list>
      <text:p text:style-name="Text_20_body">Examples:</text:p>
      <text:list text:style-name="L15">
        <text:list-item>
          <text:p text:style-name="P16">“Your student just completed the section on relativism”</text:p>
        </text:list-item>
        <text:list-item>
          <text:p text:style-name="P16">“They can now explain why truth exists”</text:p>
        </text:list-item>
      </text:list>
      <text:p text:style-name="Text_20_body">This reinforces:</text:p>
      <text:list text:style-name="L16">
        <text:list-item>
          <text:p text:style-name="P17">parent trust</text:p>
        </text:list-item>
        <text:list-item>
          <text:p text:style-name="P17"><text:soft-page-break/>perceived value</text:p>
        </text:list-item>
        <text:list-item>
          <text:p text:style-name="P17">emotional investment</text:p>
        </text:list-item>
      </text:list>
      <text:p text:style-name="Horizontal_20_Line"/>
      <text:h text:style-name="Heading_20_1" text:outline-level="1">⚖️ What to AVOID (For Your Audience)</text:h>
      <text:p text:style-name="Text_20_body">Skip:</text:p>
      <text:list text:style-name="L17">
        <text:list-item>
          <text:p text:style-name="P18">leaderboards (creates comparison, not formation)</text:p>
        </text:list-item>
        <text:list-item>
          <text:p text:style-name="P18">flashy badges/graphics (feels juvenile for teens)</text:p>
        </text:list-item>
        <text:list-item>
          <text:p text:style-name="P18">constant rewards (dilutes meaning)</text:p>
        </text:list-item>
        <text:list-item>
          <text:p text:style-name="P18">streak guilt (“you broke your streak!”)</text:p>
        </text:list-item>
      </text:list>
      <text:p text:style-name="Text_20_body">Your audience is:</text:p>
      <text:list text:style-name="L18">
        <text:list-item>
          <text:p text:style-name="P19">serious</text:p>
        </text:list-item>
        <text:list-item>
          <text:p text:style-name="P19">mission-driven</text:p>
        </text:list-item>
        <text:list-item>
          <text:p text:style-name="P19">truth-oriented</text:p>
        </text:list-item>
      </text:list>
      <text:p text:style-name="Text_20_body">So the tone should feel:<text:line-break/>👉 “This is important work,” not “this is a game”</text:p>
      <text:p text:style-name="Horizontal_20_Line"/>
      <text:h text:style-name="Heading_20_1" text:outline-level="1">🧠 The Sweet Spot (In One Sentence)</text:h>
      <text:p text:style-name="Text_20_body"><text:span text:style-name="Strong_20_Emphasis">Make progress visible, meaningful, and tied to identity—without ever making the reward more important than the formation.</text:span></text:p>
      <text:p text:style-name="Horizontal_20_Line"/>
      <text:p text:style-name="Text_20_body">If you want, I can map these directly onto:</text:p>
      <text:list text:style-name="L19">
        <text:list-item>
          <text:p text:style-name="P20">your 3-course structure (Apologetics / Principles &amp; Choices / TOB)</text:p>
        </text:list-item>
        <text:list-item>
          <text:p text:style-name="P20">or build a full “completion system” you can plug into your platform (Kajabi, Thinkific, etc.)</text:p>
        </text:list-item>
      </text:list>
      <text:p text:style-name="P21"/>
      <text:p text:style-name="P22"/>
      <text:p text:style-name="P22">Yes, please map these onto my 3 course structure</text:p>
      <text:p text:style-name="P23"/>
      <text:p text:style-name="P24">Great—this is where it really comes alive. The key is to make the <text:span text:style-name="Emphasis">structure itself</text:span> feel like a journey of formation, not just a sequence of lessons.</text:p>
      <text:p text:style-name="Text_20_body"><text:soft-page-break/>Below is a clean mapping of a <text:span text:style-name="Strong_20_Emphasis">non-gimmicky gamification layer</text:span> onto your 3-course progression:</text:p>
      <text:p text:style-name="Horizontal_20_Line"/>
      <text:h text:style-name="Heading_20_1" text:outline-level="1">🧭 OVERALL ARC (Across All 3 Courses)</text:h>
      <text:p text:style-name="Text_20_body">Think of the entire program as a <text:span text:style-name="Strong_20_Emphasis">formation path</text:span>:</text:p>
      <text:list text:style-name="L20">
        <text:list-item>
          <text:p text:style-name="P25"><text:span text:style-name="Strong_20_Emphasis">See Clearly</text:span> (Truth &amp; Reason)</text:p>
        </text:list-item>
        <text:list-item>
          <text:p text:style-name="P25"><text:span text:style-name="Strong_20_Emphasis">Judge Well</text:span> (Ethics &amp; Human Person)</text:p>
        </text:list-item>
        <text:list-item>
          <text:p text:style-name="P25"><text:span text:style-name="Strong_20_Emphasis">Live Fully</text:span> (Love, Freedom, Vocation)</text:p>
        </text:list-item>
      </text:list>
      <text:p text:style-name="Text_20_body">Or, in your language:</text:p>
      <text:list text:style-name="L21">
        <text:list-item>
          <text:p text:style-name="P26">Apologetics → <text:span text:style-name="Emphasis">“I can defend truth”</text:span></text:p>
        </text:list-item>
        <text:list-item>
          <text:p text:style-name="P26">Principles &amp; Choices → <text:span text:style-name="Emphasis">“I can think and choose well”</text:span></text:p>
        </text:list-item>
        <text:list-item>
          <text:p text:style-name="P26">TOB → <text:span text:style-name="Emphasis">“I can live love rightly”</text:span></text:p>
        </text:list-item>
      </text:list>
      <text:h text:style-name="Heading_20_3" text:outline-level="3">Final Identity:</text:h>
      <text:p text:style-name="Text_20_body">🏁 <text:span text:style-name="Strong_20_Emphasis">“Equipped”</text:span> — not a badge, but a <text:span text:style-name="Emphasis">state of readiness</text:span></text:p>
      <text:p text:style-name="Horizontal_20_Line"/>
      <text:h text:style-name="Heading_20_1" text:outline-level="1">🧱 COURSE 1: Natural &amp; Catholic Apologetics</text:h>
      <text:h text:style-name="Heading_20_3" text:outline-level="3">Identity: <text:span text:style-name="Strong_20_Emphasis">Truth Seeker → Faith Defender</text:span></text:h>
      <text:p text:style-name="Text_20_body">This course is about <text:span text:style-name="Strong_20_Emphasis">confidence + intellectual footing</text:span></text:p>
      <text:h text:style-name="Heading_20_2" text:outline-level="2">🎯 Milestones</text:h>
      <text:list text:style-name="L22">
        <text:list-item>
          <text:p text:style-name="P27"><text:span text:style-name="Strong_20_Emphasis">Truth Seeker</text:span> → after intro + faith/reason + atheism</text:p>
        </text:list-item>
        <text:list-item>
          <text:p text:style-name="P27"><text:span text:style-name="Strong_20_Emphasis">Clarity Builder</text:span> → after relativism + logic</text:p>
        </text:list-item>
        <text:list-item>
          <text:p text:style-name="P27"><text:span text:style-name="Strong_20_Emphasis">Evidence Examiner</text:span> → after Scripture + Resurrection</text:p>
        </text:list-item>
        <text:list-item>
          <text:p text:style-name="P27"><text:span text:style-name="Strong_20_Emphasis">Faith Defender</text:span> → after Catholic apologetics section</text:p>
        </text:list-item>
      </text:list>
      <text:h text:style-name="Heading_20_2" text:outline-level="2">🔓 Practice-Based Unlocks</text:h>
      <text:list text:style-name="L23">
        <text:list-item>
          <text:p text:style-name="P28">Write or record:</text:p>
          <text:list>
            <text:list-item>
              <text:p text:style-name="P28">“Does truth exist?” explanation → unlock relativism section</text:p>
            </text:list-item>
            <text:list-item>
              <text:p text:style-name="P28"><text:soft-page-break/>“Why believe in God?” → unlock Scripture/historical content</text:p>
            </text:list-item>
            <text:list-item>
              <text:p text:style-name="P28">“Defend one Catholic teaching” → unlock final module</text:p>
            </text:list-item>
          </text:list>
        </text:list-item>
      </text:list>
      <text:h text:style-name="Heading_20_2" text:outline-level="2">🔥 Meaningful Wins (place these carefully)</text:h>
      <text:list text:style-name="L24">
        <text:list-item>
          <text:p text:style-name="P29">After relativism:</text:p>
          <text:p text:style-name="P30">“You now understand something many adults never resolve.”</text:p>
        </text:list-item>
        <text:list-item>
          <text:p text:style-name="P29">After Resurrection:</text:p>
          <text:p text:style-name="P30">“You can now defend the central claim of Christianity.”</text:p>
        </text:list-item>
        <text:list-item>
          <text:p text:style-name="P29">After final debates:</text:p>
          <text:p text:style-name="P30">“You are no longer easily shaken.”</text:p>
        </text:list-item>
      </text:list>
      <text:h text:style-name="Heading_20_2" text:outline-level="2">🧩 Real-World Missions</text:h>
      <text:list text:style-name="L25">
        <text:list-item>
          <text:p text:style-name="P31">Identify a contradiction in a social media post</text:p>
        </text:list-item>
        <text:list-item>
          <text:p text:style-name="P31">Ask someone: “Do you think truth is real?”</text:p>
        </text:list-item>
        <text:list-item>
          <text:p text:style-name="P31">Respond (charitably) to a common objection</text:p>
        </text:list-item>
      </text:list>
      <text:h text:style-name="Heading_20_2" text:outline-level="2">🏁 Completion Moment</text:h>
      <text:list text:style-name="L26">
        <text:list-item>
          <text:p text:style-name="P32">Reflection:<text:line-break/><text:span text:style-name="Emphasis">“What objections no longer intimidate you?”</text:span></text:p>
        </text:list-item>
        <text:list-item>
          <text:p text:style-name="P32">Title: <text:span text:style-name="Strong_20_Emphasis">Faith Defender</text:span></text:p>
        </text:list-item>
      </text:list>
      <text:p text:style-name="Horizontal_20_Line"/>
      <text:h text:style-name="Heading_20_1" text:outline-level="1">🧠 COURSE 2: Principles &amp; Choices</text:h>
      <text:h text:style-name="Heading_20_3" text:outline-level="3">Identity: <text:span text:style-name="Strong_20_Emphasis">Clear Thinker → Wise Decision-Maker</text:span></text:h>
      <text:p text:style-name="Text_20_body">This course is about <text:span text:style-name="Strong_20_Emphasis">judgment + moral reasoning</text:span></text:p>
      <text:h text:style-name="Heading_20_2" text:outline-level="2">🎯 Milestones</text:h>
      <text:list text:style-name="L27">
        <text:list-item>
          <text:p text:style-name="P33"><text:span text:style-name="Strong_20_Emphasis">Truth Recognizer</text:span> → after principles of reason</text:p>
        </text:list-item>
        <text:list-item>
          <text:p text:style-name="P33"><text:span text:style-name="Strong_20_Emphasis">Human Person Defender</text:span> → after dignity + anthropology</text:p>
        </text:list-item>
        <text:list-item>
          <text:p text:style-name="P33"><text:span text:style-name="Strong_20_Emphasis">Moral Thinker</text:span> → after ethics principles</text:p>
        </text:list-item>
        <text:list-item>
          <text:p text:style-name="P33"><text:span text:style-name="Strong_20_Emphasis">Justice-Seeker</text:span> → after justice + freedom</text:p>
        </text:list-item>
        <text:list-item>
          <text:p text:style-name="P33"><text:soft-page-break/><text:span text:style-name="Strong_20_Emphasis">Wise Decision-Maker</text:span> → after applications (life issues)</text:p>
        </text:list-item>
      </text:list>
      <text:h text:style-name="Heading_20_2" text:outline-level="2">🔓 Practice-Based Unlocks</text:h>
      <text:list text:style-name="L28">
        <text:list-item>
          <text:p text:style-name="P34">Analyze:</text:p>
          <text:list>
            <text:list-item>
              <text:p text:style-name="P34">A slogan (e.g., pro-abortion phrase) → unlock ethics section</text:p>
            </text:list-item>
          </text:list>
        </text:list-item>
        <text:list-item>
          <text:p text:style-name="P34">Apply:</text:p>
          <text:list>
            <text:list-item>
              <text:p text:style-name="P34">One principle to a real issue → unlock justice section</text:p>
            </text:list-item>
          </text:list>
        </text:list-item>
        <text:list-item>
          <text:p text:style-name="P34">Evaluate:</text:p>
          <text:list>
            <text:list-item>
              <text:p text:style-name="P34">A cultural claim → unlock final modules</text:p>
            </text:list-item>
          </text:list>
        </text:list-item>
      </text:list>
      <text:h text:style-name="Heading_20_2" text:outline-level="2">🔥 Meaningful Wins</text:h>
      <text:list text:style-name="L29">
        <text:list-item>
          <text:p text:style-name="P35">After human person:</text:p>
          <text:p text:style-name="P36">“You now understand what makes a human life valuable.”</text:p>
        </text:list-item>
        <text:list-item>
          <text:p text:style-name="P35">After ethics:</text:p>
          <text:p text:style-name="P36">“You can now explain <text:span text:style-name="Emphasis">why</text:span> something is right or wrong—not just that it is.”</text:p>
        </text:list-item>
        <text:list-item>
          <text:p text:style-name="P35">After life issues:</text:p>
          <text:p text:style-name="P36">“You can now stand firm when others cannot.”</text:p>
        </text:list-item>
      </text:list>
      <text:h text:style-name="Heading_20_2" text:outline-level="2">🧩 Real-World Missions</text:h>
      <text:list text:style-name="L30">
        <text:list-item>
          <text:p text:style-name="P37">Spot a bad argument in media</text:p>
        </text:list-item>
        <text:list-item>
          <text:p text:style-name="P37">Explain “quality of life” vs real happiness to someone</text:p>
        </text:list-item>
        <text:list-item>
          <text:p text:style-name="P37">Discuss a moral issue with a parent</text:p>
        </text:list-item>
      </text:list>
      <text:h text:style-name="Heading_20_2" text:outline-level="2">🏁 Completion Moment</text:h>
      <text:list text:style-name="L31">
        <text:list-item>
          <text:p text:style-name="P38">Reflection:<text:line-break/><text:span text:style-name="Emphasis">“What decisions will you now make differently?”</text:span></text:p>
        </text:list-item>
        <text:list-item>
          <text:p text:style-name="P38">Title: <text:span text:style-name="Strong_20_Emphasis">Wise Decision-Maker</text:span></text:p>
        </text:list-item>
      </text:list>
      <text:p text:style-name="Horizontal_20_Line"/>
      <text:h text:style-name="Heading_20_1" text:outline-level="1"><text:soft-page-break/>❤️ COURSE 3: Theology of the Body</text:h>
      <text:h text:style-name="Heading_20_3" text:outline-level="3">Identity: <text:span text:style-name="Strong_20_Emphasis">Gifted Person → Mature Lover</text:span></text:h>
      <text:p text:style-name="Text_20_body">This is the most important for <text:span text:style-name="Emphasis">integration</text:span>—it must feel deeper, not “reward-heavy.”</text:p>
      <text:h text:style-name="Heading_20_2" text:outline-level="2">🎯 Milestones</text:h>
      <text:list text:style-name="L32">
        <text:list-item>
          <text:p text:style-name="P39"><text:span text:style-name="Strong_20_Emphasis">Gifted Person</text:span> → after “Created for Love” <text:span text:style-name="T1">[ By love, for love? ]</text:span></text:p>
        </text:list-item>
        <text:list-item>
          <text:p text:style-name="P39"><text:span text:style-name="Strong_20_Emphasis">Truth &amp; Freedom Seeker</text:span> → after early TOB foundations</text:p>
        </text:list-item>
        <text:list-item>
          <text:p text:style-name="P39"><text:span text:style-name="Strong_20_Emphasis">Integrated Person</text:span> → after freedom, virtue, self-gift</text:p>
        </text:list-item>
        <text:list-item>
          <text:p text:style-name="P39"><text:span text:style-name="Strong_20_Emphasis">Love-in-Truth</text:span> → after relationships, marriage, celibacy</text:p>
        </text:list-item>
        <text:list-item>
          <text:p text:style-name="P39"><text:span text:style-name="Strong_20_Emphasis">Mature Lover</text:span> → after final integration</text:p>
        </text:list-item>
      </text:list>
      <text:h text:style-name="Heading_20_2" text:outline-level="2">🔓 Practice-Based Unlocks</text:h>
      <text:list text:style-name="L33">
        <text:list-item>
          <text:p text:style-name="P40">Reflection (written or verbal):</text:p>
          <text:list>
            <text:list-item>
              <text:p text:style-name="P40">“What does it mean to use vs love someone?” → unlock next lesson</text:p>
            </text:list-item>
          </text:list>
        </text:list-item>
        <text:list-item>
          <text:p text:style-name="P40">Application:</text:p>
          <text:list>
            <text:list-item>
              <text:p text:style-name="P40">Analyze a relationship scenario → unlock dating/marriage section</text:p>
            </text:list-item>
          </text:list>
        </text:list-item>
        <text:list-item>
          <text:p text:style-name="P40">Synthesis:</text:p>
          <text:list>
            <text:list-item>
              <text:p text:style-name="P40">Explain “free, total, faithful, fruitful” → unlock final module</text:p>
            </text:list-item>
          </text:list>
        </text:list-item>
      </text:list>
      <text:h text:style-name="Heading_20_2" text:outline-level="2">🔥 Meaningful Wins</text:h>
      <text:list text:style-name="L34">
        <text:list-item>
          <text:p text:style-name="P41">After “Created for Love”:</text:p>
          <text:p text:style-name="P42">“You now know what you are made for.”</text:p>
        </text:list-item>
        <text:list-item>
          <text:p text:style-name="P41">After “Using vs Loving”:</text:p>
          <text:p text:style-name="P42">“You can now recognize what destroys love.”</text:p>
        </text:list-item>
        <text:list-item>
          <text:p text:style-name="P41">After final lessons:</text:p>
          <text:p text:style-name="P42">“You are prepared to live differently from the culture.”</text:p>
        </text:list-item>
      </text:list>
      <text:h text:style-name="Heading_20_2" text:outline-level="2">🧩 Real-World Missions</text:h>
      <text:list text:style-name="L35">
        <text:list-item>
          <text:p text:style-name="P43">Reflect on a friendship: giving vs using</text:p>
        </text:list-item>
        <text:list-item>
          <text:p text:style-name="P43">Identify a cultural lie about love</text:p>
        </text:list-item>
        <text:list-item>
          <text:p text:style-name="P43"><text:soft-page-break/>Have a conversation with a parent about vocation</text:p>
        </text:list-item>
      </text:list>
      <text:h text:style-name="Heading_20_2" text:outline-level="2">🏁 Completion Moment</text:h>
      <text:list text:style-name="L36">
        <text:list-item>
          <text:p text:style-name="P44">Reflection:<text:line-break/><text:span text:style-name="Emphasis">“What kind of person are you becoming?”</text:span></text:p>
        </text:list-item>
        <text:list-item>
          <text:p text:style-name="P44">Title: <text:span text:style-name="Strong_20_Emphasis">Mature Lover</text:span></text:p>
        </text:list-item>
      </text:list>
      <text:p text:style-name="Horizontal_20_Line"/>
      <text:h text:style-name="Heading_20_1" text:outline-level="1">🧩 CROSS-COURSE SYSTEM (Light but Powerful)</text:h>
      <text:h text:style-name="Heading_20_2" text:outline-level="2">📊 Progress Visibility</text:h>
      <text:list text:style-name="L37">
        <text:list-item>
          <text:p text:style-name="P45">Show:</text:p>
          <text:list>
            <text:list-item>
              <text:p text:style-name="P45">“You’ve completed 40% of your formation”</text:p>
            </text:list-item>
            <text:list-item>
              <text:p text:style-name="P45">“2 modules away from becoming a Faith Defender”</text:p>
            </text:list-item>
          </text:list>
        </text:list-item>
      </text:list>
      <text:h text:style-name="Heading_20_2" text:outline-level="2">🔗 Continuity Language</text:h>
      <text:p text:style-name="Text_20_body">At transitions:</text:p>
      <text:list text:style-name="L38">
        <text:list-item>
          <text:p text:style-name="P46">From Course 1 → 2:</text:p>
          <text:p text:style-name="P47">“Now that you can defend truth, you must learn to <text:span text:style-name="Emphasis">apply it</text:span>.”</text:p>
        </text:list-item>
        <text:list-item>
          <text:p text:style-name="P46">From Course 2 → 3:</text:p>
          <text:p text:style-name="P47">“Now that you can judge rightly, you must learn to <text:span text:style-name="Emphasis">love rightly</text:span>.”</text:p>
        </text:list-item>
      </text:list>
      <text:p text:style-name="Horizontal_20_Line"/>
      <text:h text:style-name="Heading_20_1" text:outline-level="1">👨‍👩‍👧 PARENT INTEGRATION (High-Leverage)</text:h>
      <text:p text:style-name="Text_20_body">At each milestone:</text:p>
      <text:list text:style-name="L39">
        <text:list-item>
          <text:p text:style-name="P48">Send short updates:</text:p>
          <text:list>
            <text:list-item>
              <text:p text:style-name="P48">“Your student can now explain why truth exists.”</text:p>
            </text:list-item>
            <text:list-item>
              <text:p text:style-name="P48">“Your student can now evaluate moral claims using reason.”</text:p>
            </text:list-item>
            <text:list-item>
              <text:p text:style-name="P48">“Your student understands the difference between love and use.”</text:p>
            </text:list-item>
          </text:list>
        </text:list-item>
      </text:list>
      <text:p text:style-name="Text_20_body"><text:soft-page-break/>This directly supports what parents want:<text:line-break/>👉 confidence, clarity, peace of mind</text:p>
      <text:p text:style-name="Horizontal_20_Line"/>
      <text:h text:style-name="Heading_20_1" text:outline-level="1">⚖️ FINAL BALANCE CHECK</text:h>
      <text:p text:style-name="Text_20_body">If you implement this well:</text:p>
      <text:list text:style-name="L40">
        <text:list-item>
          <text:p text:style-name="P49">Students feel:</text:p>
          <text:list>
            <text:list-item>
              <text:p text:style-name="P49">growth</text:p>
            </text:list-item>
            <text:list-item>
              <text:p text:style-name="P49">capability</text:p>
            </text:list-item>
            <text:list-item>
              <text:p text:style-name="P49">purpose</text:p>
            </text:list-item>
          </text:list>
        </text:list-item>
        <text:list-item>
          <text:p text:style-name="P49">Parents see:</text:p>
          <text:list>
            <text:list-item>
              <text:p text:style-name="P49">progress</text:p>
            </text:list-item>
            <text:list-item>
              <text:p text:style-name="P49">transformation</text:p>
            </text:list-item>
          </text:list>
        </text:list-item>
      </text:list>
      <text:p text:style-name="Text_20_body">And crucially:<text:line-break/>👉 The <text:span text:style-name="Emphasis">goal stays formation</text:span>, not rewards</text:p>
      <text:p text:style-name="Horizontal_20_Line"/>
      <text:p text:style-name="Text_20_body">If you want next step, I can:</text:p>
      <text:list text:style-name="L41">
        <text:list-item>
          <text:p text:style-name="P50">turn this into <text:span text:style-name="Strong_20_Emphasis">exact on-screen text + triggers</text:span> for your platform</text:p>
        </text:list-item>
        <text:list-item>
          <text:p text:style-name="P50">or design a <text:span text:style-name="Strong_20_Emphasis">simple visual “formation path” diagram</text:span> you can show students at the start of the program (this is very powerful for buy-in)</text:p>
        </text:list-item>
      </text:list>
      <text:p text:style-name="P51"/>
      <text:p text:style-name="P52"/>
      <text:p text:style-name="P52">I'd like to see the exact on-screen text + triggers for your platform first.</text:p>
      <text:p text:style-name="P53"/>
      <text:p text:style-name="P54">Excellent—this is where the system becomes <text:span text:style-name="Emphasis">real and usable</text:span>.</text:p>
      <text:p text:style-name="Text_20_body">Below is a <text:span text:style-name="Strong_20_Emphasis">plug-and-play implementation</text:span> you can drop into platforms like Kajabi, Thinkific, or similar. I’ve written this as:</text:p>
      <text:list text:style-name="L42">
        <text:list-item>
          <text:p text:style-name="P55"><text:span text:style-name="Strong_20_Emphasis">Trigger</text:span> (what causes it to appear)</text:p>
        </text:list-item>
        <text:list-item>
          <text:p text:style-name="P55"><text:span text:style-name="Strong_20_Emphasis">On-screen text</text:span> (exact wording you can paste)</text:p>
        </text:list-item>
        <text:list-item>
          <text:p text:style-name="P55"><text:span text:style-name="Strong_20_Emphasis">Optional automation</text:span> (email / parent update)</text:p>
        </text:list-item>
      </text:list>
      <text:p text:style-name="Text_20_body">Everything is intentionally simple, dignified, and aligned with formation—not gaminess.</text:p>
      <text:p text:style-name="Horizontal_20_Line"/>
      <text:h text:style-name="Heading_20_1" text:outline-level="1"><text:soft-page-break/>🧭 GLOBAL ELEMENTS (Use Across All Courses)</text:h>
      <text:h text:style-name="Heading_20_2" text:outline-level="2">1. Progress Bar Text (Persistent UI Element)</text:h>
      <text:p text:style-name="Text_20_body"><text:span text:style-name="Strong_20_Emphasis">Trigger:</text:span> Always visible in course dashboard</text:p>
      <text:p text:style-name="Text_20_body"><text:span text:style-name="Strong_20_Emphasis">On-screen text:</text:span></text:p>
      <text:p text:style-name="Quotations"><text:span text:style-name="Strong_20_Emphasis">Your Formation Progress</text:span><text:line-break/>You are __% of the way to becoming <text:span text:style-name="Emphasis">Equipped</text:span>.<text:line-break/>Stay with it—this is worth finishing.</text:p>
      <text:p text:style-name="Horizontal_20_Line"/>
      <text:h text:style-name="Heading_20_2" text:outline-level="2">2. “Keep Going” Nudge (When inactive 3–5 days)</text:h>
      <text:p text:style-name="Text_20_body"><text:span text:style-name="Strong_20_Emphasis">Trigger:</text:span> No login for 3–5 days</text:p>
      <text:p text:style-name="Text_20_body"><text:span text:style-name="Strong_20_Emphasis">On-screen text (on return):</text:span></text:p>
      <text:p text:style-name="Quotations">Welcome back.<text:line-break/>Most students stop here—but this is where it starts to come together.<text:line-break/>Pick up where you left off.</text:p>
      <text:p text:style-name="Horizontal_20_Line"/>
      <text:h text:style-name="Heading_20_2" text:outline-level="2">3. Section Completion Transition Screen</text:h>
      <text:p text:style-name="Text_20_body"><text:span text:style-name="Strong_20_Emphasis">Trigger:</text:span> End of any major section</text:p>
      <text:p text:style-name="Text_20_body"><text:span text:style-name="Strong_20_Emphasis">On-screen text:</text:span></text:p>
      <text:p text:style-name="Quotations"><text:span text:style-name="Strong_20_Emphasis">Section Complete</text:span><text:line-break/>Take a moment: you’ve just made real progress.<text:line-break/>Continue when you’re ready.</text:p>
      <text:p text:style-name="Horizontal_20_Line"/>
      <text:h text:style-name="Heading_20_1" text:outline-level="1">🧱 COURSE 1: APOLOGETICS</text:h>
      <text:h text:style-name="Heading_20_3" text:outline-level="3">Identity: Truth Seeker → Faith Defender</text:h>
      <text:p text:style-name="Horizontal_20_Line"/>
      <text:h text:style-name="Heading_20_2" text:outline-level="2"><text:soft-page-break/>🔹 Milestone 1: Truth Seeker</text:h>
      <text:p text:style-name="Text_20_body"><text:span text:style-name="Strong_20_Emphasis">Trigger:</text:span> Completion of lessons:</text:p>
      <text:list text:style-name="L43">
        <text:list-item>
          <text:p text:style-name="P56">Faith &amp; Reason</text:p>
        </text:list-item>
        <text:list-item>
          <text:p text:style-name="P56">Atheism / Materialism intro</text:p>
        </text:list-item>
      </text:list>
      <text:p text:style-name="Text_20_body"><text:span text:style-name="Strong_20_Emphasis">On-screen text:</text:span></text:p>
      <text:p text:style-name="Quotations"><text:span text:style-name="Strong_20_Emphasis">Milestone Reached: Truth Seeker</text:span><text:line-break/>You’ve begun to see that truth is real—and that it can be known.<text:line-break/>This is where real clarity begins.</text:p>
      <text:p text:style-name="Text_20_body"><text:span text:style-name="Strong_20_Emphasis">Parent email (optional):</text:span></text:p>
      <text:p text:style-name="Quotations">Your student has begun learning how to think clearly about truth and belief.</text:p>
      <text:p text:style-name="Horizontal_20_Line"/>
      <text:h text:style-name="Heading_20_2" text:outline-level="2">🔓 Unlock Gate: Relativism Section</text:h>
      <text:p text:style-name="Text_20_body"><text:span text:style-name="Strong_20_Emphasis">Trigger:</text:span> Student submits short response: “Does truth exist?”</text:p>
      <text:p text:style-name="Text_20_body"><text:span text:style-name="Strong_20_Emphasis">On-screen text (before unlock):</text:span></text:p>
      <text:p text:style-name="Quotations">Before continuing:<text:line-break/>In your own words, explain why truth exists.<text:line-break/>This doesn’t need to be perfect—just thoughtful.</text:p>
      <text:p text:style-name="Text_20_body"><text:span text:style-name="Strong_20_Emphasis">After submission:</text:span></text:p>
      <text:p text:style-name="Quotations">Good. You’re ready to go deeper.<text:line-break/>Let’s examine one of the most common challenges to truth.</text:p>
      <text:p text:style-name="Horizontal_20_Line"/>
      <text:h text:style-name="Heading_20_2" text:outline-level="2">🔹 Milestone 2: Clarity Builder</text:h>
      <text:p text:style-name="Text_20_body"><text:span text:style-name="Strong_20_Emphasis">Trigger:</text:span> Completion of relativism + logic content</text:p>
      <text:p text:style-name="Text_20_body"><text:span text:style-name="Strong_20_Emphasis">On-screen text:</text:span></text:p>
      <text:p text:style-name="Quotations"><text:span text:style-name="Strong_20_Emphasis">Milestone Reached: Clarity Builder</text:span><text:line-break/>You now understand a confusion that traps many people.<text:line-break/>You are learning to think clearly.</text:p>
      <text:p text:style-name="Horizontal_20_Line"/>
      <text:h text:style-name="Heading_20_2" text:outline-level="2"><text:soft-page-break/>🔹 Milestone 3: Evidence Examiner</text:h>
      <text:p text:style-name="Text_20_body"><text:span text:style-name="Strong_20_Emphasis">Trigger:</text:span> Completion of Scripture reliability + Resurrection</text:p>
      <text:p text:style-name="Text_20_body"><text:span text:style-name="Strong_20_Emphasis">On-screen text:</text:span></text:p>
      <text:p text:style-name="Quotations"><text:span text:style-name="Strong_20_Emphasis">Milestone Reached: Evidence Examiner</text:span><text:line-break/>You can now evaluate the evidence for Christianity.<text:line-break/>This is not blind belief—it is reasonable.</text:p>
      <text:p text:style-name="Horizontal_20_Line"/>
      <text:h text:style-name="Heading_20_2" text:outline-level="2">🔹 Milestone 4: Faith Defender (Course Completion)</text:h>
      <text:p text:style-name="Text_20_body"><text:span text:style-name="Strong_20_Emphasis">Trigger:</text:span> Completion of Catholic apologetics + final practice</text:p>
      <text:p text:style-name="Text_20_body"><text:span text:style-name="Strong_20_Emphasis">On-screen text:</text:span></text:p>
      <text:p text:style-name="Quotations"><text:span text:style-name="Strong_20_Emphasis">Milestone Reached: Faith Defender</text:span><text:line-break/>You are no longer easily shaken.<text:line-break/>You can respond with reason, clarity, and confidence.</text:p>
      <text:p text:style-name="Text_20_body"><text:span text:style-name="Strong_20_Emphasis">Reflection prompt (required before completion):</text:span></text:p>
      <text:p text:style-name="Quotations">What is one objection that no longer intimidates you—and why?</text:p>
      <text:p text:style-name="Horizontal_20_Line"/>
      <text:h text:style-name="Heading_20_1" text:outline-level="1">🧠 COURSE 2: PRINCIPLES &amp; CHOICES</text:h>
      <text:h text:style-name="Heading_20_3" text:outline-level="3">Identity: Clear Thinker → Wise Decision-Maker</text:h>
      <text:p text:style-name="Horizontal_20_Line"/>
      <text:h text:style-name="Heading_20_2" text:outline-level="2">🔹 Milestone 1: Truth Recognizer <text:span text:style-name="T2">(Clear Thinker)</text:span></text:h>
      <text:p text:style-name="Text_20_body"><text:span text:style-name="Strong_20_Emphasis">Trigger:</text:span> Completion of principles of reason</text:p>
      <text:p text:style-name="Text_20_body"><text:span text:style-name="Strong_20_Emphasis">On-screen text:</text:span></text:p>
      <text:p text:style-name="Quotations"><text:span text:style-name="Strong_20_Emphasis">Milestone Reached: Truth Recognizer</text:span><text:line-break/>You now have tools to distinguish truth from confusion.<text:line-break/>Use them carefully.</text:p>
      <text:p text:style-name="Horizontal_20_Line"/>
      <text:h text:style-name="Heading_20_2" text:outline-level="2">🔓 Unlock Gate: Ethics Section</text:h>
      <text:p text:style-name="Text_20_body"><text:span text:style-name="Strong_20_Emphasis">Trigger:</text:span> Student analyzes a slogan (short written response)</text:p>
      <text:p text:style-name="Text_20_body"><text:soft-page-break/><text:span text:style-name="Strong_20_Emphasis">On-screen text:</text:span></text:p>
      <text:p text:style-name="Quotations">Before continuing:<text:line-break/>Take one common slogan and evaluate it.<text:line-break/>Does it actually make sense? Why or why not?</text:p>
      <text:p text:style-name="Text_20_body"><text:span text:style-name="Strong_20_Emphasis">After submission:</text:span></text:p>
      <text:p text:style-name="Quotations">Good. You’re beginning to see beneath the surface.<text:line-break/>Now let’s go deeper.</text:p>
      <text:p text:style-name="Horizontal_20_Line"/>
      <text:h text:style-name="Heading_20_2" text:outline-level="2">🔹 Milestone 2: Human Person Defender <text:span text:style-name="T3">(Dignity Defender?)</text:span></text:h>
      <text:p text:style-name="Text_20_body"><text:span text:style-name="Strong_20_Emphasis">Trigger:</text:span> Completion of human dignity + anthropology</text:p>
      <text:p text:style-name="Text_20_body"><text:span text:style-name="Strong_20_Emphasis">On-screen text:</text:span></text:p>
      <text:p text:style-name="Quotations"><text:span text:style-name="Strong_20_Emphasis">Milestone Reached: Human Person Defender</text:span><text:line-break/>You now understand what makes a human life valuable.<text:line-break/>This changes everything.</text:p>
      <text:p text:style-name="Horizontal_20_Line"/>
      <text:h text:style-name="Heading_20_2" text:outline-level="2">🔹 Milestone 3: Moral Thinker</text:h>
      <text:p text:style-name="Text_20_body"><text:span text:style-name="Strong_20_Emphasis">Trigger:</text:span> Completion of ethics principles</text:p>
      <text:p text:style-name="Text_20_body"><text:span text:style-name="Strong_20_Emphasis">On-screen text:</text:span></text:p>
      <text:p text:style-name="Quotations"><text:span text:style-name="Strong_20_Emphasis">Milestone Reached: Moral Thinker</text:span><text:line-break/>You can now explain <text:span text:style-name="Emphasis">why</text:span> something is right or wrong—<text:line-break/>not just that it is.</text:p>
      <text:p text:style-name="Horizontal_20_Line"/>
      <text:h text:style-name="Heading_20_2" text:outline-level="2">🔹 Milestone 4: Justice-Seeker</text:h>
      <text:p text:style-name="Text_20_body"><text:span text:style-name="Strong_20_Emphasis">Trigger:</text:span> Completion of justice + freedom</text:p>
      <text:p text:style-name="Text_20_body"><text:span text:style-name="Strong_20_Emphasis">On-screen text:</text:span></text:p>
      <text:p text:style-name="Quotations"><text:span text:style-name="Strong_20_Emphasis">Milestone Reached: Justice-Seeker</text:span><text:line-break/>You are learning to judge actions rightly and fairly.<text:line-break/>This is rare—and important.</text:p>
      <text:p text:style-name="Horizontal_20_Line"/>
      <text:h text:style-name="Heading_20_2" text:outline-level="2"><text:soft-page-break/>🔹 Milestone 5: Wise Decision-Maker (Course Completion)</text:h>
      <text:p text:style-name="Text_20_body"><text:span text:style-name="Strong_20_Emphasis">Trigger:</text:span> Completion of applications + life issues</text:p>
      <text:p text:style-name="Text_20_body"><text:span text:style-name="Strong_20_Emphasis">On-screen text:</text:span></text:p>
      <text:p text:style-name="Quotations"><text:span text:style-name="Strong_20_Emphasis">Milestone Reached: Wise Decision-Maker</text:span><text:line-break/>You are no longer guessing about difficult issues.<text:line-break/>You can think, judge, and choose well.</text:p>
      <text:p text:style-name="Text_20_body"><text:span text:style-name="Strong_20_Emphasis">Reflection prompt:</text:span></text:p>
      <text:p text:style-name="Quotations">What is one issue you now see differently—and why?</text:p>
      <text:p text:style-name="Horizontal_20_Line"/>
      <text:h text:style-name="Heading_20_1" text:outline-level="1">❤️ COURSE 3: THEOLOGY OF THE BODY</text:h>
      <text:h text:style-name="Heading_20_3" text:outline-level="3">Identity: Gifted Person → Mature Lover</text:h>
      <text:p text:style-name="Text_20_body"><text:span text:style-name="Emphasis">(Tone becomes more reflective, less “achievement-focused”)</text:span></text:p>
      <text:p text:style-name="Horizontal_20_Line"/>
      <text:h text:style-name="Heading_20_2" text:outline-level="2">🔹 Milestone 1: Gifted Person <text:span text:style-name="T3">(Gifted? </text:span><text:span text:style-name="T1">By Love, For Love. Made by Love, for Love</text:span><text:span text:style-name="T3">)</text:span></text:h>
      <text:p text:style-name="Text_20_body"><text:span text:style-name="Strong_20_Emphasis">Trigger:</text:span> Completion of “Created for Love”</text:p>
      <text:p text:style-name="Text_20_body"><text:span text:style-name="Strong_20_Emphasis">On-screen text:</text:span></text:p>
      <text:p text:style-name="Quotations"><text:span text:style-name="Strong_20_Emphasis">Milestone Reached: Gifted Person</text:span><text:line-break/>You are not random. You are made for love.<text:line-break/>This is the foundation for everything that follows.</text:p>
      <text:p text:style-name="Horizontal_20_Line"/>
      <text:h text:style-name="Heading_20_2" text:outline-level="2">🔓 Unlock Gate: Love vs Use</text:h>
      <text:p text:style-name="Text_20_body"><text:span text:style-name="Strong_20_Emphasis">Trigger:</text:span> Reflection submission</text:p>
      <text:p text:style-name="Text_20_body"><text:span text:style-name="Strong_20_Emphasis">On-screen text:</text:span></text:p>
      <text:p text:style-name="Quotations">Before continuing:<text:line-break/>In your own words, what is the difference between loving someone and using them?</text:p>
      <text:p text:style-name="Text_20_body"><text:span text:style-name="Strong_20_Emphasis">After submission:</text:span></text:p>
      <text:p text:style-name="Quotations"><text:soft-page-break/>This distinction matters more than most people realize.<text:line-break/>Let’s continue.</text:p>
      <text:p text:style-name="Horizontal_20_Line"/>
      <text:h text:style-name="Heading_20_2" text:outline-level="2">🔹 Milestone 2: Integrated Person</text:h>
      <text:p text:style-name="Text_20_body"><text:span text:style-name="Strong_20_Emphasis">Trigger:</text:span> Completion of freedom, virtue, self-gift</text:p>
      <text:p text:style-name="Text_20_body"><text:span text:style-name="Strong_20_Emphasis">On-screen text:</text:span></text:p>
      <text:p text:style-name="Quotations"><text:span text:style-name="Strong_20_Emphasis">Milestone Reached: Integrated Person</text:span><text:line-break/>You are learning how freedom and truth work together.<text:line-break/>This is the path to real happiness.</text:p>
      <text:p text:style-name="Horizontal_20_Line"/>
      <text:h text:style-name="Heading_20_2" text:outline-level="2">🔹 Milestone 3: Love-in-Truth</text:h>
      <text:p text:style-name="Text_20_body"><text:span text:style-name="Strong_20_Emphasis">Trigger:</text:span> Completion of relationships, marriage, celibacy</text:p>
      <text:p text:style-name="Text_20_body"><text:span text:style-name="Strong_20_Emphasis">On-screen text:</text:span></text:p>
      <text:p text:style-name="Quotations"><text:span text:style-name="Strong_20_Emphasis">Milestone Reached: Love-in-Truth</text:span><text:line-break/>You now see that love is not just a feeling—it is a choice and a gift.</text:p>
      <text:p text:style-name="Horizontal_20_Line"/>
      <text:h text:style-name="Heading_20_2" text:outline-level="2">🔹 Milestone 4: Mature Lover (Course Completion) → “Authentic Lover”</text:h>
      <text:p text:style-name="Text_20_body"><text:span text:style-name="Strong_20_Emphasis">Trigger:</text:span> Completion of final modules</text:p>
      <text:p text:style-name="Text_20_body"><text:span text:style-name="Strong_20_Emphasis">On-screen text:</text:span></text:p>
      <text:p text:style-name="Quotations"><text:span text:style-name="Strong_20_Emphasis">Milestone Reached: Mature Lover</text:span><text:line-break/>You are prepared to live differently from the culture—<text:line-break/>with clarity, freedom, and real love.</text:p>
      <text:p text:style-name="Text_20_body"><text:span text:style-name="Strong_20_Emphasis">Final reflection:</text:span></text:p>
      <text:p text:style-name="Quotations">What kind of person are you becoming?</text:p>
      <text:p text:style-name="Horizontal_20_Line"/>
      <text:h text:style-name="Heading_20_1" text:outline-level="1">🏁 FINAL PROGRAM COMPLETION</text:h>
      <text:p text:style-name="Text_20_body"><text:span text:style-name="Strong_20_Emphasis">Trigger:</text:span> Completion of all 3 courses</text:p>
      <text:p text:style-name="Text_20_body"><text:soft-page-break/><text:span text:style-name="Strong_20_Emphasis">On-screen text:</text:span></text:p>
      <text:p text:style-name="Quotations"><text:span text:style-name="Strong_20_Emphasis">You Are Equipped</text:span><text:line-break/>You have learned to see clearly, think rightly, and live well.<text:line-break/>Now go and live it.</text:p>
      <text:p text:style-name="Horizontal_20_Line"/>
      <text:h text:style-name="Heading_20_1" text:outline-level="1">📬 OPTIONAL AUTOMATIONS (HIGH IMPACT)</text:h>
      <text:h text:style-name="Heading_20_2" text:outline-level="2">Parent Updates (at each milestone)</text:h>
      <text:p text:style-name="Text_20_body">Keep very short:</text:p>
      <text:list text:style-name="L44">
        <text:list-item>
          <text:p text:style-name="P57">“Your student can now explain why truth exists.”</text:p>
        </text:list-item>
        <text:list-item>
          <text:p text:style-name="P57">“Your student can now evaluate moral claims using reason.”</text:p>
        </text:list-item>
        <text:list-item>
          <text:p text:style-name="P57">“Your student understands the difference between love and use.”</text:p>
        </text:list-item>
      </text:list>
      <text:p text:style-name="Horizontal_20_Line"/>
      <text:h text:style-name="Heading_20_1" text:outline-level="1">⚖️ FINAL NOTE (Design Discipline)</text:h>
      <text:p text:style-name="Text_20_body">If you implement this:</text:p>
      <text:list text:style-name="L45">
        <text:list-item>
          <text:p text:style-name="P58">Keep visuals minimal</text:p>
        </text:list-item>
        <text:list-item>
          <text:p text:style-name="P58">No flashy badges</text:p>
        </text:list-item>
        <text:list-item>
          <text:p text:style-name="P58">No sound effects</text:p>
        </text:list-item>
        <text:list-item>
          <text:p text:style-name="P58">No points</text:p>
        </text:list-item>
      </text:list>
      <text:p text:style-name="Text_20_body">Let the <text:span text:style-name="Strong_20_Emphasis">words carry the weight</text:span></text:p>
      <text:p text:style-name="Horizontal_20_Line"/>
      <text:p text:style-name="Text_20_body">If you want next, I can:</text:p>
      <text:list text:style-name="L46">
        <text:list-item>
          <text:p text:style-name="P59">map these to <text:span text:style-name="Strong_20_Emphasis">specific Kajabi/Thinkific settings (where to click, how to trigger)</text:span></text:p>
        </text:list-item>
        <text:list-item>
          <text:p text:style-name="P59">or write the <text:span text:style-name="Strong_20_Emphasis">exact student submission prompts + grading rubrics</text:span> so the unlock system runs smoothly without adding a lot of work for you</text:p>
        </text:list-item>
      </text:list>
      <text:p text:style-name="P60"/>
      <text:p text:style-name="P61"/>
      <text:p text:style-name="P61">write the exact student submission prompts + grading rubrics so the unlock system runs smoothly without adding a lot of work for you</text:p>
      <text:p text:style-name="P62"><text:soft-page-break/></text:p>
      <text:p text:style-name="P61"/>
      <text:p text:style-name="P63">Perfect—this is the piece that makes the whole system actually <text:span text:style-name="Emphasis">work without becoming a burden on you</text:span>.</text:p>
      <text:p text:style-name="Text_20_body">The goal here is:</text:p>
      <text:list text:style-name="L47">
        <text:list-item>
          <text:p text:style-name="P64"><text:span text:style-name="Strong_20_Emphasis">simple prompts</text:span></text:p>
        </text:list-item>
        <text:list-item>
          <text:p text:style-name="P64"><text:span text:style-name="Strong_20_Emphasis">fast evaluation (≤30–60 seconds)</text:span></text:p>
        </text:list-item>
        <text:list-item>
          <text:p text:style-name="P64"><text:span text:style-name="Strong_20_Emphasis">clear “good enough” standard</text:span></text:p>
        </text:list-item>
        <text:list-item>
          <text:p text:style-name="P64"><text:span text:style-name="Strong_20_Emphasis">formation-focused, not perfection-focused</text:span></text:p>
        </text:list-item>
      </text:list>
      <text:p text:style-name="Text_20_body">Below is a complete, ready-to-use system.</text:p>
      <text:p text:style-name="Horizontal_20_Line"/>
      <text:h text:style-name="Heading_20_1" text:outline-level="1">🧭 HOW THIS WORKS (Keep This Structure Everywhere)</text:h>
      <text:p text:style-name="Text_20_body">For every unlock task:</text:p>
      <text:h text:style-name="Heading_20_3" text:outline-level="3">Student sees:</text:h>
      <text:list text:style-name="L48">
        <text:list-item>
          <text:p text:style-name="P65"><text:span text:style-name="Strong_20_Emphasis">Prompt (very clear, short)</text:span></text:p>
        </text:list-item>
        <text:list-item>
          <text:p text:style-name="P65"><text:span text:style-name="Strong_20_Emphasis">Submission format (1–3 sentences OR 30–60 sec audio)</text:span></text:p>
        </text:list-item>
      </text:list>
      <text:h text:style-name="Heading_20_3" text:outline-level="3">You evaluate with:</text:h>
      <text:p text:style-name="Text_20_body">👉 3-point rubric (fast, binary-leaning)</text:p>
      <text:list text:style-name="L49">
        <text:list-item>
          <text:p text:style-name="P66">✅ <text:span text:style-name="Strong_20_Emphasis">Pass (Unlock)</text:span></text:p>
        </text:list-item>
        <text:list-item>
          <text:p text:style-name="P66">🔁 <text:span text:style-name="Strong_20_Emphasis">Revise (1 quick note)</text:span></text:p>
        </text:list-item>
        <text:list-item>
          <text:p text:style-name="P66">❌ <text:span text:style-name="Strong_20_Emphasis">Incomplete</text:span></text:p>
        </text:list-item>
      </text:list>
      <text:p text:style-name="Text_20_body">No detailed grading. No long feedback.</text:p>
      <text:p text:style-name="Horizontal_20_Line"/>
      <text:h text:style-name="Heading_20_1" text:outline-level="1">🧱 COURSE 1: APOLOGETICS</text:h>
      <text:p text:style-name="Horizontal_20_Line"/>
      <text:h text:style-name="Heading_20_2" text:outline-level="2"><text:soft-page-break/>🔓 Unlock 1: “Does Truth Exist?”</text:h>
      <text:h text:style-name="Heading_20_3" text:outline-level="3">📌 Prompt (on screen)</text:h>
      <text:p text:style-name="Quotations">In 2–3 sentences, answer this question:<text:line-break/><text:span text:style-name="Strong_20_Emphasis">Does truth exist? Why or why not?</text:span></text:p>
      <text:p text:style-name="Quotations">Try to give a reason—not just your opinion.</text:p>
      <text:h text:style-name="Heading_20_3" text:outline-level="3">✅ What you’re looking for (rubric)</text:h>
      <text:p text:style-name="Text_20_body"><text:span text:style-name="Strong_20_Emphasis">Pass (Unlock if ANY of these are present):</text:span></text:p>
      <text:list text:style-name="L50">
        <text:list-item>
          <text:p text:style-name="P67">States that truth exists AND gives a reason</text:p>
        </text:list-item>
        <text:list-item>
          <text:p text:style-name="P67">Mentions reality, facts, or contradiction (even imperfectly)</text:p>
        </text:list-item>
        <text:list-item>
          <text:p text:style-name="P67">Recognizes that denying truth creates a problem</text:p>
        </text:list-item>
      </text:list>
      <text:p text:style-name="Text_20_body"><text:span text:style-name="Strong_20_Emphasis">Revise if:</text:span></text:p>
      <text:list text:style-name="L51">
        <text:list-item>
          <text:p text:style-name="P68">Only gives opinion (“I think so”) with no reason</text:p>
        </text:list-item>
        <text:list-item>
          <text:p text:style-name="P68">Confused but trying</text:p>
        </text:list-item>
      </text:list>
      <text:p text:style-name="Text_20_body"><text:span text:style-name="Strong_20_Emphasis">Incomplete if:</text:span></text:p>
      <text:list text:style-name="L52">
        <text:list-item>
          <text:p text:style-name="P69">One-word answer or off-topic</text:p>
        </text:list-item>
      </text:list>
      <text:h text:style-name="Heading_20_3" text:outline-level="3">⚡ Fast feedback examples</text:h>
      <text:list text:style-name="L53">
        <text:list-item>
          <text:p text:style-name="P70">“Good—clear and reasonable. Continue.”</text:p>
        </text:list-item>
        <text:list-item>
          <text:p text:style-name="P70">“Add one reason for your answer.”</text:p>
        </text:list-item>
        <text:list-item>
          <text:p text:style-name="P70">“Try again—explain <text:span text:style-name="Emphasis">why</text:span>.”</text:p>
        </text:list-item>
      </text:list>
      <text:p text:style-name="Horizontal_20_Line"/>
      <text:h text:style-name="Heading_20_2" text:outline-level="2">🔓 Unlock 2: “Why Believe in God?”</text:h>
      <text:h text:style-name="Heading_20_3" text:outline-level="3">📌 Prompt</text:h>
      <text:p text:style-name="Quotations">Give <text:span text:style-name="Strong_20_Emphasis">one reason</text:span> someone could believe that God exists.</text:p>
      <text:p text:style-name="Quotations">Keep it simple—just explain it clearly.</text:p>
      <text:h text:style-name="Heading_20_3" text:outline-level="3">✅ Rubric</text:h>
      <text:p text:style-name="Text_20_body"><text:span text:style-name="Strong_20_Emphasis">Pass if:</text:span></text:p>
      <text:list text:style-name="L54">
        <text:list-item>
          <text:p text:style-name="P71">Gives <text:span text:style-name="Emphasis">any</text:span> recognizable argument:</text:p>
          <text:list>
            <text:list-item>
              <text:p text:style-name="P71"><text:soft-page-break/>design/order</text:p>
            </text:list-item>
            <text:list-item>
              <text:p text:style-name="P71">cause</text:p>
            </text:list-item>
            <text:list-item>
              <text:p text:style-name="P71">moral law</text:p>
            </text:list-item>
          </text:list>
        </text:list-item>
        <text:list-item>
          <text:p text:style-name="P71">OR gives a thoughtful personal reasoning</text:p>
        </text:list-item>
      </text:list>
      <text:p text:style-name="Text_20_body"><text:span text:style-name="Strong_20_Emphasis">Revise if:</text:span></text:p>
      <text:list text:style-name="L55">
        <text:list-item>
          <text:p text:style-name="P72">Vague (“because it feels right”) without explanation</text:p>
        </text:list-item>
      </text:list>
      <text:p text:style-name="Text_20_body"><text:span text:style-name="Strong_20_Emphasis">Incomplete if:</text:span></text:p>
      <text:list text:style-name="L56">
        <text:list-item>
          <text:p text:style-name="P73">No real answer</text:p>
        </text:list-item>
      </text:list>
      <text:p text:style-name="Horizontal_20_Line"/>
      <text:h text:style-name="Heading_20_2" text:outline-level="2">🔓 Unlock 3: “Defend One Catholic Teaching”</text:h>
      <text:h text:style-name="Heading_20_3" text:outline-level="3">📌 Prompt</text:h>
      <text:p text:style-name="Quotations">Choose ONE Catholic teaching (e.g., Eucharist, confession, saints).</text:p>
      <text:p text:style-name="Quotations">In 2–3 sentences, explain <text:span text:style-name="Strong_20_Emphasis">why it makes sense</text:span>.</text:p>
      <text:h text:style-name="Heading_20_3" text:outline-level="3">✅ Rubric</text:h>
      <text:p text:style-name="Text_20_body"><text:span text:style-name="Strong_20_Emphasis">Pass if:</text:span></text:p>
      <text:list text:style-name="L57">
        <text:list-item>
          <text:p text:style-name="P74">Attempts explanation with <text:span text:style-name="Emphasis">any reasoning</text:span></text:p>
        </text:list-item>
        <text:list-item>
          <text:p text:style-name="P74">Shows effort to connect belief → reason</text:p>
        </text:list-item>
      </text:list>
      <text:p text:style-name="Text_20_body"><text:span text:style-name="Strong_20_Emphasis">Revise if:</text:span></text:p>
      <text:list text:style-name="L58">
        <text:list-item>
          <text:p text:style-name="P75">Just states belief without explanation</text:p>
        </text:list-item>
      </text:list>
      <text:p text:style-name="Horizontal_20_Line"/>
      <text:h text:style-name="Heading_20_1" text:outline-level="1">🧠 COURSE 2: PRINCIPLES &amp; CHOICES</text:h>
      <text:p text:style-name="Horizontal_20_Line"/>
      <text:h text:style-name="Heading_20_2" text:outline-level="2">🔓 Unlock 1: “Analyze a Slogan”</text:h>
      <text:h text:style-name="Heading_20_3" text:outline-level="3">📌 Prompt</text:h>
      <text:p text:style-name="Quotations">Take this statement:<text:line-break/><text:span text:style-name="Strong_20_Emphasis">“You should do whatever makes you happy.”</text:span></text:p>
      <text:p text:style-name="Quotations"><text:soft-page-break/>In 2–3 sentences:<text:line-break/>Does this statement actually make sense? Why or why not?</text:p>
      <text:h text:style-name="Heading_20_3" text:outline-level="3">✅ Rubric</text:h>
      <text:p text:style-name="Text_20_body"><text:span text:style-name="Strong_20_Emphasis">Pass if:</text:span></text:p>
      <text:list text:style-name="L59">
        <text:list-item>
          <text:p text:style-name="P76">Identifies a flaw (even partially), such as:</text:p>
          <text:list>
            <text:list-item>
              <text:p text:style-name="P76">happiness ≠ goodness</text:p>
            </text:list-item>
            <text:list-item>
              <text:p text:style-name="P76">could justify harmful actions</text:p>
            </text:list-item>
          </text:list>
        </text:list-item>
        <text:list-item>
          <text:p text:style-name="P76">OR raises a thoughtful concern</text:p>
        </text:list-item>
      </text:list>
      <text:p text:style-name="Text_20_body"><text:span text:style-name="Strong_20_Emphasis">Revise if:</text:span></text:p>
      <text:list text:style-name="L60">
        <text:list-item>
          <text:p text:style-name="P77">Just agrees/disagrees without explanation</text:p>
        </text:list-item>
      </text:list>
      <text:p text:style-name="Horizontal_20_Line"/>
      <text:h text:style-name="Heading_20_2" text:outline-level="2">🔓 Unlock 2: “Apply a Principle”</text:h>
      <text:h text:style-name="Heading_20_3" text:outline-level="3">📌 Prompt</text:h>
      <text:p text:style-name="Quotations">Choose ONE principle we’ve learned.</text:p>
      <text:p text:style-name="Quotations">Apply it to a real situation (life issue, school, relationships, etc.).</text:p>
      <text:p text:style-name="Quotations">Explain briefly.</text:p>
      <text:h text:style-name="Heading_20_3" text:outline-level="3">✅ Rubric</text:h>
      <text:p text:style-name="Text_20_body"><text:span text:style-name="Strong_20_Emphasis">Pass if:</text:span></text:p>
      <text:list text:style-name="L61">
        <text:list-item>
          <text:p text:style-name="P78">Correctly connects principle → situation</text:p>
        </text:list-item>
        <text:list-item>
          <text:p text:style-name="P78">Even if imperfect</text:p>
        </text:list-item>
      </text:list>
      <text:p text:style-name="Text_20_body"><text:span text:style-name="Strong_20_Emphasis">Revise if:</text:span></text:p>
      <text:list text:style-name="L62">
        <text:list-item>
          <text:p text:style-name="P79">Mentions principle but doesn’t apply it</text:p>
        </text:list-item>
      </text:list>
      <text:p text:style-name="Horizontal_20_Line"/>
      <text:h text:style-name="Heading_20_2" text:outline-level="2">🔓 Unlock 3: “Evaluate a Cultural Claim”</text:h>
      <text:h text:style-name="Heading_20_3" text:outline-level="3">📌 Prompt</text:h>
      <text:p text:style-name="Quotations">Choose a common belief you’ve heard (from media, friends, etc.).</text:p>
      <text:p text:style-name="Quotations"><text:soft-page-break/>In 2–3 sentences:<text:line-break/>Does it stand up to reason? Why or why not?</text:p>
      <text:h text:style-name="Heading_20_3" text:outline-level="3">✅ Rubric</text:h>
      <text:p text:style-name="Text_20_body"><text:span text:style-name="Strong_20_Emphasis">Pass if:</text:span></text:p>
      <text:list text:style-name="L63">
        <text:list-item>
          <text:p text:style-name="P80">Attempts evaluation using reasoning</text:p>
        </text:list-item>
        <text:list-item>
          <text:p text:style-name="P80">Shows independent thinking</text:p>
        </text:list-item>
      </text:list>
      <text:p text:style-name="Text_20_body"><text:span text:style-name="Strong_20_Emphasis">Revise if:</text:span></text:p>
      <text:list text:style-name="L64">
        <text:list-item>
          <text:p text:style-name="P81">Pure opinion, no reasoning</text:p>
        </text:list-item>
      </text:list>
      <text:p text:style-name="Horizontal_20_Line"/>
      <text:h text:style-name="Heading_20_1" text:outline-level="1">❤️ COURSE 3: THEOLOGY OF THE BODY</text:h>
      <text:p text:style-name="Text_20_body"><text:span text:style-name="Emphasis">(Tone: more reflective, but still simple to evaluate)</text:span></text:p>
      <text:p text:style-name="Horizontal_20_Line"/>
      <text:h text:style-name="Heading_20_2" text:outline-level="2">🔓 Unlock 1: “Love vs Use”</text:h>
      <text:h text:style-name="Heading_20_3" text:outline-level="3">📌 Prompt</text:h>
      <text:p text:style-name="Quotations">In your own words:<text:line-break/><text:span text:style-name="Strong_20_Emphasis">What is the difference between loving someone and using them?</text:span></text:p>
      <text:h text:style-name="Heading_20_3" text:outline-level="3">✅ Rubric</text:h>
      <text:p text:style-name="Text_20_body"><text:span text:style-name="Strong_20_Emphasis">Pass if:</text:span></text:p>
      <text:list text:style-name="L65">
        <text:list-item>
          <text:p text:style-name="P82">Recognizes:</text:p>
          <text:list>
            <text:list-item>
              <text:p text:style-name="P82">giving vs taking</text:p>
            </text:list-item>
            <text:list-item>
              <text:p text:style-name="P82">valuing person vs using for benefit</text:p>
            </text:list-item>
          </text:list>
        </text:list-item>
        <text:list-item>
          <text:p text:style-name="P82">Even if phrased simply</text:p>
        </text:list-item>
      </text:list>
      <text:p text:style-name="Text_20_body"><text:span text:style-name="Strong_20_Emphasis">Revise if:</text:span></text:p>
      <text:list text:style-name="L66">
        <text:list-item>
          <text:p text:style-name="P83">Vague but close</text:p>
        </text:list-item>
      </text:list>
      <text:p text:style-name="Horizontal_20_Line"/>
      <text:h text:style-name="Heading_20_2" text:outline-level="2"><text:soft-page-break/>🔓 Unlock 2: “Relationship Reflection”</text:h>
      <text:h text:style-name="Heading_20_3" text:outline-level="3">📌 Prompt</text:h>
      <text:p text:style-name="Quotations">Think of a friendship or relationship.</text:p>
      <text:p text:style-name="Quotations">In 2–3 sentences:<text:line-break/>How can someone act in a way that builds real love in that relationship?</text:p>
      <text:h text:style-name="Heading_20_3" text:outline-level="3">✅ Rubric</text:h>
      <text:p text:style-name="Text_20_body"><text:span text:style-name="Strong_20_Emphasis">Pass if:</text:span></text:p>
      <text:list text:style-name="L67">
        <text:list-item>
          <text:p text:style-name="P84">Mentions:</text:p>
          <text:list>
            <text:list-item>
              <text:p text:style-name="P84">self-gift</text:p>
            </text:list-item>
            <text:list-item>
              <text:p text:style-name="P84">respect</text:p>
            </text:list-item>
            <text:list-item>
              <text:p text:style-name="P84">honesty</text:p>
            </text:list-item>
            <text:list-item>
              <text:p text:style-name="P84">sacrifice</text:p>
            </text:list-item>
          </text:list>
        </text:list-item>
      </text:list>
      <text:p text:style-name="Text_20_body"><text:span text:style-name="Strong_20_Emphasis">Revise if:</text:span></text:p>
      <text:list text:style-name="L68">
        <text:list-item>
          <text:p text:style-name="P85">Generic (“be nice”) without depth</text:p>
        </text:list-item>
      </text:list>
      <text:p text:style-name="Horizontal_20_Line"/>
      <text:h text:style-name="Heading_20_2" text:outline-level="2">🔓 Unlock 3: “Free, Total, Faithful, Fruitful”</text:h>
      <text:h text:style-name="Heading_20_3" text:outline-level="3">📌 Prompt</text:h>
      <text:p text:style-name="Quotations">Explain ONE of these words in your own words:<text:line-break/><text:span text:style-name="Strong_20_Emphasis">Free, Total, Faithful, or Fruitful</text:span></text:p>
      <text:p text:style-name="Quotations">What does it mean in real life?</text:p>
      <text:h text:style-name="Heading_20_3" text:outline-level="3">✅ Rubric</text:h>
      <text:p text:style-name="Text_20_body"><text:span text:style-name="Strong_20_Emphasis">Pass if:</text:span></text:p>
      <text:list text:style-name="L69">
        <text:list-item>
          <text:p text:style-name="P86">Shows basic understanding of chosen term</text:p>
        </text:list-item>
        <text:list-item>
          <text:p text:style-name="P86">Connects to real life</text:p>
        </text:list-item>
      </text:list>
      <text:p text:style-name="Text_20_body"><text:span text:style-name="Strong_20_Emphasis">Revise if:</text:span></text:p>
      <text:list text:style-name="L70">
        <text:list-item>
          <text:p text:style-name="P87">Defines word but doesn’t apply it</text:p>
        </text:list-item>
      </text:list>
      <text:p text:style-name="Horizontal_20_Line"/>
      <text:h text:style-name="Heading_20_1" text:outline-level="1"><text:soft-page-break/>⚡ HOW TO KEEP THIS LOW-WORK FOR YOU</text:h>
      <text:h text:style-name="Heading_20_2" text:outline-level="2">1. Use “Pass by Default” mindset</text:h>
      <text:p text:style-name="Text_20_body">You are NOT grading precision—you are checking:<text:line-break/>👉 “Did they engage and attempt to think?”</text:p>
      <text:p text:style-name="Horizontal_20_Line"/>
      <text:h text:style-name="Heading_20_2" text:outline-level="2">2. Limit your responses to 1 sentence</text:h>
      <text:p text:style-name="Text_20_body">Examples:</text:p>
      <text:list text:style-name="L71">
        <text:list-item>
          <text:p text:style-name="P88">“Good—clear enough. Continue.”</text:p>
        </text:list-item>
        <text:list-item>
          <text:p text:style-name="P88">“Add one reason.”</text:p>
        </text:list-item>
        <text:list-item>
          <text:p text:style-name="P88">“Clarify your example.”</text:p>
        </text:list-item>
      </text:list>
      <text:p text:style-name="Horizontal_20_Line"/>
      <text:h text:style-name="Heading_20_2" text:outline-level="2">3. Optional: Pre-write feedback buttons (huge time saver)</text:h>
      <text:p text:style-name="Text_20_body">Create 3 reusable responses:</text:p>
      <text:list text:style-name="L72">
        <text:list-item>
          <text:p text:style-name="P89">✅ “Good—continue.”</text:p>
        </text:list-item>
        <text:list-item>
          <text:p text:style-name="P89">🔁 “Add one reason and resubmit.”</text:p>
        </text:list-item>
        <text:list-item>
          <text:p text:style-name="P89">❌ “Please answer the prompt.”</text:p>
        </text:list-item>
      </text:list>
      <text:p text:style-name="Horizontal_20_Line"/>
      <text:h text:style-name="Heading_20_2" text:outline-level="2">4. Accept audio submissions</text:h>
      <text:list text:style-name="L73">
        <text:list-item>
          <text:p text:style-name="P90">Faster for students</text:p>
        </text:list-item>
        <text:list-item>
          <text:p text:style-name="P90">Faster for you to evaluate</text:p>
        </text:list-item>
        <text:list-item>
          <text:p text:style-name="P90">Often <text:span text:style-name="Emphasis">better thinking</text:span></text:p>
        </text:list-item>
      </text:list>
      <text:p text:style-name="Horizontal_20_Line"/>
      <text:h text:style-name="Heading_20_1" text:outline-level="1">🧠 WHY THIS WORKS (Important)</text:h>
      <text:p text:style-name="Text_20_body">This system:</text:p>
      <text:list text:style-name="L74">
        <text:list-item>
          <text:p text:style-name="P91">forces <text:span text:style-name="Strong_20_Emphasis">active engagement</text:span></text:p>
        </text:list-item>
        <text:list-item>
          <text:p text:style-name="P91"><text:soft-page-break/>builds <text:span text:style-name="Strong_20_Emphasis">thinking habits</text:span></text:p>
        </text:list-item>
        <text:list-item>
          <text:p text:style-name="P91">reinforces <text:span text:style-name="Strong_20_Emphasis">ownership</text:span></text:p>
        </text:list-item>
        <text:list-item>
          <text:p text:style-name="P91">avoids perfectionism</text:p>
        </text:list-item>
      </text:list>
      <text:p text:style-name="Text_20_body">And most importantly:<text:line-break/>👉 The “reward” is <text:span text:style-name="Strong_20_Emphasis">becoming capable</text:span>, not earning points</text:p>
      <text:p text:style-name="Horizontal_20_Line"/>
      <text:p text:style-name="Text_20_body">If you want next, I can:</text:p>
      <text:list text:style-name="L75">
        <text:list-item>
          <text:p text:style-name="P92">convert this into <text:span text:style-name="Strong_20_Emphasis">exact platform setup steps (Kajabi / Thinkific)</text:span></text:p>
        </text:list-item>
        <text:list-item>
          <text:p text:style-name="P92">or create a <text:span text:style-name="Strong_20_Emphasis">simple teacher dashboard workflow</text:span> so you can process submissions in batches in under 10 minutes per day</text:p>
        </text:list-item>
      </text:list>
      <text:p text:style-name="P63"/>
      <text:p text:style-name="P63">Absolutely—this is one of the highest-leverage pieces you can add. It gives students a <text:span text:style-name="Strong_20_Emphasis">mental map</text:span> of what they’re doing and <text:span text:style-name="Emphasis">why it matters</text:span>, before they even begin.</text:p>
      <text:p text:style-name="Text_20_body">Below is a <text:span text:style-name="Strong_20_Emphasis">clean, classroom-ready “Formation Path” diagram</text:span> you can:</text:p>
      <text:list text:style-name="L76">
        <text:list-item>
          <text:p text:style-name="P93">put on a slide</text:p>
        </text:list-item>
        <text:list-item>
          <text:p text:style-name="P93">include in your course dashboard</text:p>
        </text:list-item>
        <text:list-item>
          <text:p text:style-name="P93">print as a one-page handout</text:p>
        </text:list-item>
      </text:list>
      <text:p text:style-name="P94"/>
      <text:p text:style-name="P95"/>
      <text:p text:style-name="Standard">You said: design a simple visual “formation path” diagram you can show students at the start of the program (this is very powerful for buy-in).</text:p>
      <text:p text:style-name="Standard">Can you do this now?</text:p>
      <text:p text:style-name="P1"/>
      <text:h text:style-name="Heading_20_1" text:outline-level="1">🧭 THE EQUIPPED FORMATION PATH</text:h>
      <text:h text:style-name="Heading_20_2" text:outline-level="2">(Simple Visual Diagram)</text:h>
      <text:p text:style-name="Preformatted_20_Text"><text:span text:style-name="Source_20_Text"><text:s text:c="17"/>THE EQUIPPED FORMATION PATH</text:span></text:p>
      <text:p text:style-name="Preformatted_20_Text"/>
      <text:p text:style-name="Preformatted_20_Text"><text:span text:style-name="Source_20_Text"><text:s text:c="24"/>┌───────────────┐</text:span></text:p>
      <text:p text:style-name="Preformatted_20_Text"><text:span text:style-name="Source_20_Text"><text:s text:c="24"/>│ <text:s text:c="2"/>EQUIPPED <text:s text:c="3"/>│</text:span></text:p>
      <text:p text:style-name="Preformatted_20_Text"><text:span text:style-name="Source_20_Text"><text:s text:c="24"/>│ (Ready to live│</text:span></text:p>
      <text:p text:style-name="Preformatted_20_Text"><text:span text:style-name="Source_20_Text"><text:s text:c="24"/>│ <text:s/>&amp; defend the │</text:span></text:p>
      <text:p text:style-name="Preformatted_20_Text"><text:span text:style-name="Source_20_Text"><text:s text:c="24"/>│ <text:s text:c="4"/>Truth) <text:s text:c="3"/>│</text:span></text:p>
      <text:p text:style-name="Preformatted_20_Text"><text:span text:style-name="Source_20_Text"><text:s text:c="24"/>└───────▲───────┘</text:span></text:p>
      <text:p text:style-name="Preformatted_20_Text"><text:span text:style-name="Source_20_Text"><text:s text:c="32"/>│</text:span></text:p>
      <text:p text:style-name="Preformatted_20_Text"><text:span text:style-name="Source_20_Text"><text:s text:c="19"/>┌────────────┴────────────┐</text:span></text:p>
      <text:p text:style-name="Preformatted_20_Text"><text:span text:style-name="Source_20_Text"><text:s text:c="19"/>│ <text:s text:c="24"/>│</text:span></text:p>
      <text:p text:style-name="Preformatted_20_Text"><text:span text:style-name="Source_20_Text"><text:s text:c="10"/>COURSE 3 │ <text:s text:c="5"/>LIVE WELL <text:s text:c="9"/>│</text:span></text:p>
      <text:p text:style-name="Preformatted_20_Text"><text:soft-page-break/><text:span text:style-name="Source_20_Text"><text:s text:c="5"/>(Theology of <text:s/>│ <text:s/>Love • Freedom • Gift <text:s/>│</text:span></text:p>
      <text:p text:style-name="Preformatted_20_Text"><text:span text:style-name="Source_20_Text"><text:s text:c="7"/>the Body) <text:s text:c="2"/>│ <text:s text:c="24"/>│</text:span></text:p>
      <text:p text:style-name="Preformatted_20_Text"><text:span text:style-name="Source_20_Text"><text:s text:c="19"/>│ <text:s text:c="2"/>→ Mature Lover <text:s text:c="7"/>│</text:span></text:p>
      <text:p text:style-name="Preformatted_20_Text"><text:span text:style-name="Source_20_Text"><text:s text:c="19"/>└────────────▲────────────┘</text:span></text:p>
      <text:p text:style-name="Preformatted_20_Text"><text:span text:style-name="Source_20_Text"><text:s text:c="32"/>│</text:span></text:p>
      <text:p text:style-name="Preformatted_20_Text"><text:span text:style-name="Source_20_Text"><text:s text:c="19"/>┌────────────┴────────────┐</text:span></text:p>
      <text:p text:style-name="Preformatted_20_Text"><text:span text:style-name="Source_20_Text"><text:s text:c="19"/>│ <text:s text:c="24"/>│</text:span></text:p>
      <text:p text:style-name="Preformatted_20_Text"><text:span text:style-name="Source_20_Text"><text:s text:c="10"/>COURSE 2 │ <text:s text:c="5"/>JUDGE WELL <text:s text:c="8"/>│</text:span></text:p>
      <text:p text:style-name="Preformatted_20_Text"><text:span text:style-name="Source_20_Text"><text:s text:c="6"/>(Principles <text:s/>│ <text:s/>Ethics • Justice • <text:s text:c="4"/>│</text:span></text:p>
      <text:p text:style-name="Preformatted_20_Text"><text:span text:style-name="Source_20_Text"><text:s text:c="7"/>&amp; Choices) <text:s/>│ <text:s/>Human Person <text:s text:c="10"/>│</text:span></text:p>
      <text:p text:style-name="Preformatted_20_Text"><text:span text:style-name="Source_20_Text"><text:s text:c="19"/>│ <text:s text:c="2"/>→ Wise Decision-Maker │</text:span></text:p>
      <text:p text:style-name="Preformatted_20_Text"><text:span text:style-name="Source_20_Text"><text:s text:c="19"/>└────────────▲────────────┘</text:span></text:p>
      <text:p text:style-name="Preformatted_20_Text"><text:span text:style-name="Source_20_Text"><text:s text:c="32"/>│</text:span></text:p>
      <text:p text:style-name="Preformatted_20_Text"><text:span text:style-name="Source_20_Text"><text:s text:c="19"/>┌────────────┴────────────┐</text:span></text:p>
      <text:p text:style-name="Preformatted_20_Text"><text:span text:style-name="Source_20_Text"><text:s text:c="19"/>│ <text:s text:c="24"/>│</text:span></text:p>
      <text:p text:style-name="Preformatted_20_Text"><text:span text:style-name="Source_20_Text"><text:s text:c="10"/>COURSE 1 │ <text:s text:c="5"/>SEE CLEARLY <text:s text:c="7"/>│</text:span></text:p>
      <text:p text:style-name="Preformatted_20_Text"><text:span text:style-name="Source_20_Text"><text:s text:c="5"/>(Apologetics) │ <text:s/>Truth • Reason • Faith │</text:span></text:p>
      <text:p text:style-name="Preformatted_20_Text"><text:span text:style-name="Source_20_Text"><text:s text:c="19"/>│ <text:s text:c="2"/>→ Faith Defender <text:s text:c="5"/>│</text:span></text:p>
      <text:p text:style-name="Preformatted_20_Text"><text:span text:style-name="Source_20_Text"><text:s text:c="19"/>└────────────▲────────────┘</text:span></text:p>
      <text:p text:style-name="Preformatted_20_Text"><text:span text:style-name="Source_20_Text"><text:s text:c="32"/>│</text:span></text:p>
      <text:p text:style-name="P96"><text:span text:style-name="Source_20_Text"><text:s text:c="24"/>START HERE</text:span></text:p>
      <text:p text:style-name="Horizontal_20_Line"/>
      <text:h text:style-name="Heading_20_1" text:outline-level="1">🧠 HOW TO EXPLAIN THIS (30–45 seconds)</text:h>
      <text:p text:style-name="Text_20_body">Here’s a tight script you can use at the beginning of the course:</text:p>
      <text:p text:style-name="Quotations">“This course is not just information—it’s formation.</text:p>
      <text:p text:style-name="Quotations">You’re moving through three stages:</text:p>
      <text:p text:style-name="Quotations">First, you learn to <text:span text:style-name="Strong_20_Emphasis">see clearly</text:span>—to understand truth and defend it.</text:p>
      <text:p text:style-name="Quotations">Then, you learn to <text:span text:style-name="Strong_20_Emphasis">judge well</text:span>—to think through real-life issues and make good decisions.</text:p>
      <text:p text:style-name="Quotations">Finally, you learn to <text:span text:style-name="Strong_20_Emphasis">live well</text:span>—to understand love, freedom, and what your life is for.</text:p>
      <text:p text:style-name="Quotations">The goal is not just finishing lessons.<text:line-break/>The goal is becoming someone who is <text:span text:style-name="Emphasis">equipped</text:span>—<text:line-break/>able to think clearly, stand firm, and live differently.”</text:p>
      <text:p text:style-name="Horizontal_20_Line"/>
      <text:h text:style-name="Heading_20_1" text:outline-level="1">🎯 WHY THIS WORKS (FOR BUY-IN)</text:h>
      <text:p text:style-name="Text_20_body">This diagram quietly does several important things:</text:p>
      <text:h text:style-name="Heading_20_3" text:outline-level="3"><text:soft-page-break/>1. Gives students a <text:span text:style-name="Emphasis">path</text:span>, not just content</text:h>
      <text:p text:style-name="Text_20_body">They see:<text:line-break/>👉 “I’m going somewhere.”</text:p>
      <text:p text:style-name="Horizontal_20_Line"/>
      <text:h text:style-name="Heading_20_3" text:outline-level="3">2. Connects all 3 courses into ONE mission</text:h>
      <text:p text:style-name="Text_20_body">Instead of:</text:p>
      <text:list text:style-name="L77">
        <text:list-item>
          <text:p text:style-name="P97">random topics<text:line-break/>They see:</text:p>
        </text:list-item>
        <text:list-item>
          <text:p text:style-name="P97">a <text:span text:style-name="Strong_20_Emphasis">single formation journey</text:span></text:p>
        </text:list-item>
      </text:list>
      <text:p text:style-name="Horizontal_20_Line"/>
      <text:h text:style-name="Heading_20_3" text:outline-level="3">3. Elevates the tone immediately</text:h>
      <text:p text:style-name="Text_20_body">This feels like:</text:p>
      <text:list text:style-name="L78">
        <text:list-item>
          <text:p text:style-name="P98">training</text:p>
        </text:list-item>
        <text:list-item>
          <text:p text:style-name="P98">formation</text:p>
        </text:list-item>
        <text:list-item>
          <text:p text:style-name="P98">preparation</text:p>
        </text:list-item>
      </text:list>
      <text:p text:style-name="Text_20_body">Not:</text:p>
      <text:list text:style-name="L79">
        <text:list-item>
          <text:p text:style-name="P99">“another class”</text:p>
        </text:list-item>
      </text:list>
      <text:p text:style-name="Horizontal_20_Line"/>
      <text:h text:style-name="Heading_20_3" text:outline-level="3">4. Reinforces identity at each stage</text:h>
      <text:p text:style-name="Text_20_body">Each level answers:<text:line-break/>👉 “Who am I becoming?”</text:p>
      <text:list text:style-name="L80">
        <text:list-item>
          <text:p text:style-name="P100">Faith Defender</text:p>
        </text:list-item>
        <text:list-item>
          <text:p text:style-name="P100">Wise Decision-Maker</text:p>
        </text:list-item>
        <text:list-item>
          <text:p text:style-name="P100">Mature Lover</text:p>
        </text:list-item>
      </text:list>
      <text:p text:style-name="Horizontal_20_Line"/>
      <text:h text:style-name="Heading_20_1" text:outline-level="1">🧩 OPTIONAL (VERY POWERFUL ADD-ON)</text:h>
      <text:p text:style-name="Text_20_body">You can add this one line at the bottom of the slide:</text:p>
      <text:p text:style-name="Quotations">“Most people stop after the first step. Don’t.”</text:p>
      <text:p text:style-name="Text_20_body">It subtly creates:</text:p>
      <text:list text:style-name="L81">
        <text:list-item>
          <text:p text:style-name="P101"><text:soft-page-break/>seriousness</text:p>
        </text:list-item>
        <text:list-item>
          <text:p text:style-name="P101">commitment</text:p>
        </text:list-item>
        <text:list-item>
          <text:p text:style-name="P101">forward pull</text:p>
        </text:list-item>
      </text:list>
      <text:p text:style-name="Horizontal_20_Line"/>
      <text:h text:style-name="Heading_20_1" text:outline-level="1">✏️ IF YOU WANT NEXT</text:h>
      <text:p text:style-name="Text_20_body">I can:</text:p>
      <text:list text:style-name="L82">
        <text:list-item>
          <text:p text:style-name="P102">turn this into a <text:span text:style-name="Strong_20_Emphasis">polished slide design (colors, layout, typography)</text:span></text:p>
        </text:list-item>
        <text:list-item>
          <text:p text:style-name="P102">create a <text:span text:style-name="Strong_20_Emphasis">student worksheet version</text:span> where they track their progress on this path</text:p>
        </text:list-item>
        <text:list-item>
          <text:p text:style-name="P102">or build a <text:span text:style-name="Strong_20_Emphasis">parent-facing version</text:span> that explains what their child is becoming at each stage</text:p>
        </text:list-item>
      </text:list>
      <text:p text:style-name="Text_20_body">This is one of those pieces that—done well—raises completion and engagement across everything else.</text:p>
      <text:p text:style-name="P103"/>
      <text:p text:style-name="P104"/>
      <text:p text:style-name="P104">create a student worksheet version where they track their progress on this path</text:p>
      <text:p text:style-name="P105"/>
      <text:p text:style-name="P104"/>
      <text:p text:style-name="P106">Great idea—this turns the path from something they <text:span text:style-name="Emphasis">see</text:span> into something they <text:span text:style-name="Emphasis">own</text:span>.</text:p>
      <text:p text:style-name="Text_20_body">Below is a <text:span text:style-name="Strong_20_Emphasis">clean, printable student worksheet</text:span> you can drop into your course or hand out on Day 1.</text:p>
      <text:p text:style-name="Horizontal_20_Line"/>
      <text:h text:style-name="Heading_20_1" text:outline-level="1">🧭 THE EQUIPPED FORMATION PATH</text:h>
      <text:h text:style-name="Heading_20_3" text:outline-level="3">Student Progress Worksheet</text:h>
      <text:p text:style-name="Horizontal_20_Line"/>
      <text:h text:style-name="Heading_20_2" text:outline-level="2">📍 YOUR JOURNEY</text:h>
      <text:p text:style-name="Text_20_body">You are not just completing lessons—you are becoming someone who can:</text:p>
      <text:list text:style-name="L83">
        <text:list-item>
          <text:p text:style-name="P107"><text:span text:style-name="Strong_20_Emphasis">See clearly</text:span></text:p>
        </text:list-item>
        <text:list-item>
          <text:p text:style-name="P107"><text:span text:style-name="Strong_20_Emphasis">Judge well</text:span></text:p>
        </text:list-item>
        <text:list-item>
          <text:p text:style-name="P107"><text:span text:style-name="Strong_20_Emphasis">Live well</text:span></text:p>
        </text:list-item>
      </text:list>
      <text:p text:style-name="Text_20_body">Track your progress below as you move toward becoming <text:span text:style-name="Strong_20_Emphasis">Equipped</text:span>.</text:p>
      <text:p text:style-name="Horizontal_20_Line"><text:soft-page-break/></text:p>
      <text:h text:style-name="Heading_20_2" text:outline-level="2">🧱 COURSE 1 — SEE CLEARLY</text:h>
      <text:h text:style-name="Heading_20_3" text:outline-level="3"><text:span text:style-name="Emphasis">Truth • Reason • Faith</text:span></text:h>
      <text:p text:style-name="Text_20_body"><text:span text:style-name="Strong_20_Emphasis">Identity:</text:span> Faith Defender</text:p>
      <text:p text:style-name="Text_20_body">⬜ I understand why truth exists<text:line-break/>⬜ I can explain why relativism fails<text:line-break/>⬜ I can give at least one reason to believe in God<text:line-break/>⬜ I can explain why Christianity is reasonable<text:line-break/>⬜ I can defend at least one Catholic teaching</text:p>
      <text:h text:style-name="Heading_20_3" text:outline-level="3">✏️ Reflection</text:h>
      <text:p text:style-name="Text_20_body">What is one question or objection that no longer confuses or intimidates you?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🧠 COURSE 2 — JUDGE WELL</text:h>
      <text:h text:style-name="Heading_20_3" text:outline-level="3"><text:span text:style-name="Emphasis">Ethics • Justice • The Human Person</text:span></text:h>
      <text:p text:style-name="Text_20_body"><text:span text:style-name="Strong_20_Emphasis">Identity:</text:span> Wise Decision-Maker</text:p>
      <text:p text:style-name="Text_20_body">⬜ I understand what makes a human life valuable<text:line-break/>⬜ I can identify weak or flawed arguments<text:line-break/>⬜ I can explain <text:span text:style-name="Emphasis">why</text:span> something is right or wrong<text:line-break/>⬜ I can apply principles to real-life situations<text:line-break/>⬜ I can evaluate common cultural claims</text:p>
      <text:h text:style-name="Heading_20_3" text:outline-level="3">✏️ Reflection</text:h>
      <text:p text:style-name="Text_20_body">What is one issue you now see differently—and why?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<text:soft-page-break/>❤️ COURSE 3 — LIVE WELL</text:h>
      <text:h text:style-name="Heading_20_3" text:outline-level="3"><text:span text:style-name="Emphasis">Love • Freedom • Self-Gift</text:span></text:h>
      <text:p text:style-name="Text_20_body"><text:span text:style-name="Strong_20_Emphasis">Identity:</text:span> Mature Lover</text:p>
      <text:p text:style-name="Text_20_body">⬜ I understand that I am made for love<text:line-break/>⬜ I can explain the difference between loving and using<text:line-break/>⬜ I understand how freedom and truth work together<text:line-break/>⬜ I can describe what real love requires<text:line-break/>⬜ I see how this applies to relationships and my future</text:p>
      <text:h text:style-name="Heading_20_3" text:outline-level="3">✏️ Reflection</text:h>
      <text:p text:style-name="Text_20_body">What kind of person are you becoming?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🏁 FINAL STAGE — EQUIPPED</text:h>
      <text:p text:style-name="Text_20_body">When you reach this point, you are not finished—you are ready.</text:p>
      <text:p text:style-name="Text_20_body">⬜ I can think clearly, even under pressure<text:line-break/>⬜ I can respond to challenges with reason and charity<text:line-break/>⬜ I am prepared to live differently from the culture</text:p>
      <text:h text:style-name="Heading_20_3" text:outline-level="3">✏️ Final Reflection</text:h>
      <text:p text:style-name="Text_20_body">What are you now able to do that you could not do before?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📊 YOUR PROGRESS</text:h>
      <text:p text:style-name="Text_20_body">Circle where you are right now:</text:p>
      <text:p text:style-name="Text_20_body">START → ○ See Clearly → ○ Judge Well → ○ Live Well → ○ Equipped</text:p>
      <text:p text:style-name="Horizontal_20_Line"/>
      <text:h text:style-name="Heading_20_2" text:outline-level="2"><text:soft-page-break/>🔁 COMMITMENT</text:h>
      <text:p text:style-name="Quotations">Most people stop early.<text:line-break/>I will continue.</text:p>
      <text:p text:style-name="Text_20_body">Signature: ___________________________ Date: ___________</text:p>
      <text:p text:style-name="Horizontal_20_Line"/>
      <text:h text:style-name="Heading_20_1" text:outline-level="1">🧠 HOW TO USE THIS (Quick Implementation)</text:h>
      <text:list text:style-name="L84">
        <text:list-item>
          <text:p text:style-name="P108">Give it at the <text:span text:style-name="Strong_20_Emphasis">start of Course 1</text:span></text:p>
        </text:list-item>
        <text:list-item>
          <text:p text:style-name="P108">Revisit at:</text:p>
          <text:list>
            <text:list-item>
              <text:p text:style-name="P108">end of each course</text:p>
            </text:list-item>
            <text:list-item>
              <text:p text:style-name="P108">final session</text:p>
            </text:list-item>
          </text:list>
        </text:list-item>
        <text:list-item>
          <text:p text:style-name="P108">Optional: have students <text:span text:style-name="Strong_20_Emphasis">keep it in a binder</text:span></text:p>
        </text:list-item>
      </text:list>
      <text:p text:style-name="Horizontal_20_Line"/>
      <text:p text:style-name="Text_20_body">If you want, I can next:</text:p>
      <text:list text:style-name="L85">
        <text:list-item>
          <text:p text:style-name="P109">create a <text:span text:style-name="Strong_20_Emphasis">clean, designed PDF (with your branding/colors)</text:span></text:p>
        </text:list-item>
        <text:list-item>
          <text:p text:style-name="P109">or make a <text:span text:style-name="Strong_20_Emphasis">parent version</text:span> that mirrors this but shows “what your child is becoming” at each stage (very powerful for retention and referrals)</text:p>
        </text:list-item>
      </text:list>
      <text:p text:style-name="P103"/>
      <text:p text:style-name="P104"/>
      <text:p text:style-name="P104">build a parent-facing version that explains what their child is becoming at each stage</text:p>
      <text:p text:style-name="P105"/>
      <text:p text:style-name="P106">This is a powerful companion piece—it helps parents <text:span text:style-name="Emphasis">see the transformation</text:span>, not just the content. That directly builds trust, retention, and referrals.</text:p>
      <text:p text:style-name="Text_20_body">Below is a <text:span text:style-name="Strong_20_Emphasis">clean, parent-facing one-page document</text:span> you can:</text:p>
      <text:list text:style-name="L86">
        <text:list-item>
          <text:p text:style-name="P110">include in onboarding emails</text:p>
        </text:list-item>
        <text:list-item>
          <text:p text:style-name="P110">attach to your offer page</text:p>
        </text:list-item>
        <text:list-item>
          <text:p text:style-name="P110">send at the start of the program</text:p>
        </text:list-item>
        <text:list-item>
          <text:p text:style-name="P110">reuse in updates throughout the course</text:p>
        </text:list-item>
      </text:list>
      <text:p text:style-name="Horizontal_20_Line"/>
      <text:h text:style-name="Heading_20_1" text:outline-level="1"><text:soft-page-break/>🧭 THE EQUIPPED FORMATION PATH</text:h>
      <text:h text:style-name="Heading_20_3" text:outline-level="3">What Your Student Is Becoming</text:h>
      <text:p text:style-name="Horizontal_20_Line"/>
      <text:h text:style-name="Heading_20_2" text:outline-level="2">📍 A Different Kind of Course</text:h>
      <text:p text:style-name="Text_20_body">This is not just about covering material.<text:line-break/>It is about forming students who can:</text:p>
      <text:list text:style-name="L87">
        <text:list-item>
          <text:p text:style-name="P111">think clearly</text:p>
        </text:list-item>
        <text:list-item>
          <text:p text:style-name="P111">stand firm in their faith</text:p>
        </text:list-item>
        <text:list-item>
          <text:p text:style-name="P111">live with purpose and confidence</text:p>
        </text:list-item>
      </text:list>
      <text:p text:style-name="Text_20_body">Your student is moving through a deliberate path of formation.</text:p>
      <text:p text:style-name="Horizontal_20_Line"/>
      <text:h text:style-name="Heading_20_2" text:outline-level="2">🧱 STAGE 1 — SEE CLEARLY</text:h>
      <text:h text:style-name="Heading_20_3" text:outline-level="3"><text:span text:style-name="Emphasis">Truth • Reason • Faith</text:span></text:h>
      <text:p text:style-name="Text_20_body"><text:span text:style-name="Strong_20_Emphasis">Your student becomes a: Faith Defender</text:span></text:p>
      <text:p text:style-name="Text_20_body">At this stage, students learn how to:</text:p>
      <text:list text:style-name="L88">
        <text:list-item>
          <text:p text:style-name="P112">understand that truth is real and knowable</text:p>
        </text:list-item>
        <text:list-item>
          <text:p text:style-name="P112">recognize and respond to common challenges (relativism, atheism)</text:p>
        </text:list-item>
        <text:list-item>
          <text:p text:style-name="P112">see that faith and reason work together</text:p>
        </text:list-item>
        <text:list-item>
          <text:p text:style-name="P112">give clear, simple reasons for what they believe</text:p>
        </text:list-item>
      </text:list>
      <text:h text:style-name="Heading_20_3" text:outline-level="3">What this looks like at home:</text:h>
      <text:list text:style-name="L89">
        <text:list-item>
          <text:p text:style-name="P113">They are less easily confused by what they hear online or from peers</text:p>
        </text:list-item>
        <text:list-item>
          <text:p text:style-name="P113">They begin asking deeper, more thoughtful questions</text:p>
        </text:list-item>
        <text:list-item>
          <text:p text:style-name="P113">They gain confidence that their faith is reasonable</text:p>
        </text:list-item>
      </text:list>
      <text:p text:style-name="Horizontal_20_Line"/>
      <text:h text:style-name="Heading_20_2" text:outline-level="2">🧠 STAGE 2 — JUDGE WELL</text:h>
      <text:h text:style-name="Heading_20_3" text:outline-level="3"><text:span text:style-name="Emphasis">Ethics • Justice • The Human Person</text:span></text:h>
      <text:p text:style-name="Text_20_body"><text:span text:style-name="Strong_20_Emphasis">Your student becomes a: Wise Decision-Maker</text:span></text:p>
      <text:p text:style-name="Text_20_body"><text:soft-page-break/>At this stage, students learn how to:</text:p>
      <text:list text:style-name="L90">
        <text:list-item>
          <text:p text:style-name="P114">understand what makes a human life valuable</text:p>
        </text:list-item>
        <text:list-item>
          <text:p text:style-name="P114">apply principles of reason to real-world issues</text:p>
        </text:list-item>
        <text:list-item>
          <text:p text:style-name="P114">evaluate arguments instead of just reacting to them</text:p>
        </text:list-item>
        <text:list-item>
          <text:p text:style-name="P114">explain <text:span text:style-name="Emphasis">why</text:span> something is right or wrong</text:p>
        </text:list-item>
      </text:list>
      <text:h text:style-name="Heading_20_3" text:outline-level="3">What this looks like at home:</text:h>
      <text:list text:style-name="L91">
        <text:list-item>
          <text:p text:style-name="P115">They begin to think before they agree or disagree</text:p>
        </text:list-item>
        <text:list-item>
          <text:p text:style-name="P115">They can explain their reasoning, not just their opinions</text:p>
        </text:list-item>
        <text:list-item>
          <text:p text:style-name="P115">They grow in maturity when discussing difficult topics</text:p>
        </text:list-item>
      </text:list>
      <text:p text:style-name="Horizontal_20_Line"/>
      <text:h text:style-name="Heading_20_2" text:outline-level="2">❤️ STAGE 3 — LIVE WELL</text:h>
      <text:h text:style-name="Heading_20_3" text:outline-level="3"><text:span text:style-name="Emphasis">Love • Freedom • Self-Gift</text:span></text:h>
      <text:p text:style-name="Text_20_body"><text:span text:style-name="Strong_20_Emphasis">Your student becomes a: Mature Lover</text:span></text:p>
      <text:p text:style-name="Text_20_body">At this stage, students learn how to:</text:p>
      <text:list text:style-name="L92">
        <text:list-item>
          <text:p text:style-name="P116">understand that they are made for love and purpose</text:p>
        </text:list-item>
        <text:list-item>
          <text:p text:style-name="P116">recognize the difference between loving and using others</text:p>
        </text:list-item>
        <text:list-item>
          <text:p text:style-name="P116">see how freedom and truth work together</text:p>
        </text:list-item>
        <text:list-item>
          <text:p text:style-name="P116">apply these ideas to friendships, dating, and vocation</text:p>
        </text:list-item>
      </text:list>
      <text:h text:style-name="Heading_20_3" text:outline-level="3">What this looks like at home:</text:h>
      <text:list text:style-name="L93">
        <text:list-item>
          <text:p text:style-name="P117">They begin to take relationships more seriously</text:p>
        </text:list-item>
        <text:list-item>
          <text:p text:style-name="P117">They show greater respect, responsibility, and self-awareness</text:p>
        </text:list-item>
        <text:list-item>
          <text:p text:style-name="P117">They develop a clearer sense of who they are and what they are called to</text:p>
        </text:list-item>
      </text:list>
      <text:p text:style-name="Horizontal_20_Line"/>
      <text:h text:style-name="Heading_20_2" text:outline-level="2">🏁 THE GOAL — EQUIPPED</text:h>
      <text:p text:style-name="Text_20_body">By the end of the program, your student is prepared to:</text:p>
      <text:list text:style-name="L94">
        <text:list-item>
          <text:p text:style-name="P118">think clearly in a confused culture</text:p>
        </text:list-item>
        <text:list-item>
          <text:p text:style-name="P118">respond to challenges with reason and charity</text:p>
        </text:list-item>
        <text:list-item>
          <text:p text:style-name="P118">live differently—with conviction, clarity, and purpose</text:p>
        </text:list-item>
      </text:list>
      <text:p text:style-name="Text_20_body"><text:soft-page-break/>This is not about having all the answers.<text:line-break/>It is about knowing how to find them—and having the confidence to stand on them.</text:p>
      <text:p text:style-name="Horizontal_20_Line"/>
      <text:h text:style-name="Heading_20_2" text:outline-level="2">🤝 YOUR ROLE AS A PARENT</text:h>
      <text:p text:style-name="Text_20_body">You don’t need to become an expert in all of this.</text:p>
      <text:p text:style-name="Text_20_body">What helps most is:</text:p>
      <text:list text:style-name="L95">
        <text:list-item>
          <text:p text:style-name="P119">asking your student what they are learning</text:p>
        </text:list-item>
        <text:list-item>
          <text:p text:style-name="P119">encouraging them to explain things in their own words</text:p>
        </text:list-item>
        <text:list-item>
          <text:p text:style-name="P119">continuing the conversation at home</text:p>
        </text:list-item>
      </text:list>
      <text:p text:style-name="Horizontal_20_Line"/>
      <text:h text:style-name="Heading_20_2" text:outline-level="2">📬 WHAT YOU CAN EXPECT</text:h>
      <text:p text:style-name="Text_20_body">Along the way, you may receive updates such as:</text:p>
      <text:list text:style-name="L96">
        <text:list-item>
          <text:p text:style-name="P120">“Your student can now explain why truth exists.”</text:p>
        </text:list-item>
        <text:list-item>
          <text:p text:style-name="P120">“Your student can now evaluate moral arguments.”</text:p>
        </text:list-item>
        <text:list-item>
          <text:p text:style-name="P120">“Your student understands the difference between love and use.”</text:p>
        </text:list-item>
      </text:list>
      <text:p text:style-name="Text_20_body">These are signs of real progress.</text:p>
      <text:p text:style-name="Horizontal_20_Line"/>
      <text:h text:style-name="Heading_20_2" text:outline-level="2">✨ A Final Word</text:h>
      <text:p text:style-name="Text_20_body">You want your child to keep their faith—and to make it their own.</text:p>
      <text:p text:style-name="Text_20_body">This program is designed to help them do exactly that.</text:p>
      <text:p text:style-name="Horizontal_20_Line"/>
      <text:h text:style-name="Heading_20_1" text:outline-level="1">🧠 WHY THIS WORKS (Strategically)</text:h>
      <text:p text:style-name="Text_20_body">This document:</text:p>
      <text:list text:style-name="L97">
        <text:list-item>
          <text:p text:style-name="P121">translates abstract learning into <text:span text:style-name="Strong_20_Emphasis">visible transformation</text:span></text:p>
        </text:list-item>
        <text:list-item>
          <text:p text:style-name="P121">reassures parents (“this is worth it”)</text:p>
        </text:list-item>
        <text:list-item>
          <text:p text:style-name="P121">reinforces your core promise:<text:line-break/>👉 their child will be <text:span text:style-name="Emphasis">equipped</text:span>, not just informed</text:p>
        </text:list-item>
      </text:list>
      <text:p text:style-name="Horizontal_20_Line"/>
      <text:p text:style-name="Text_20_body"><text:soft-page-break/>If you want next, I can:</text:p>
      <text:list text:style-name="L98">
        <text:list-item>
          <text:p text:style-name="P122">turn this into a <text:span text:style-name="Strong_20_Emphasis">branded PDF (layout, typography, visual hierarchy)</text:span></text:p>
        </text:list-item>
        <text:list-item>
          <text:p text:style-name="P122">or integrate it into your <text:span text:style-name="Strong_20_Emphasis">email sequence (Jeff Walker launch style)</text:span> so parents see this framing before they ever buy</text:p>
        </text:list-item>
      </text:list>
      <text:p text:style-name="P123"/>
      <text:p text:style-name="P124"/>
      <text:p text:style-name="P124">Went back and forth a bit trying to improve the earned titles it suggested.</text:p>
      <text:p text:style-name="P124"/>
      <text:p text:style-name="P124">Mainly: </text:p>
      <text:p text:style-name="P124">Gifted person → Made by Love, for Love</text:p>
      <text:p text:style-name="P124">Mature Love → Authentic Lover</text:p>
      <text:p text:style-name="P124">Love-in-Truth → Learning to Love in Truth</text:p>
      <text:p text:style-name="P124">And reordered to put that one before Integrated Person</text:p>
      <text:p text:style-name="P124"/>
      <text:p text:style-name="P124">Then it redid stuff:</text:p>
      <text:p text:style-name="P125"/>
      <text:p text:style-name="P124"/>
      <text:p text:style-name="P126">Excellent—this is where everything “clicks” into a coherent system. Below are your <text:span text:style-name="Strong_20_Emphasis">fully updated, aligned materials</text:span> using the refined TOB arc:</text:p>
      <text:p text:style-name="Horizontal_20_Line"/>
      <text:h text:style-name="Heading_20_1" text:outline-level="1">🧭 1. UPDATED FORMATION PATH DIAGRAM (Student-Facing)</text:h>
      <text:p text:style-name="Preformatted_20_Text"><text:span text:style-name="Source_20_Text"><text:s text:c="17"/>THE EQUIPPED FORMATION PATH</text:span></text:p>
      <text:p text:style-name="Preformatted_20_Text"/>
      <text:p text:style-name="Preformatted_20_Text"><text:span text:style-name="Source_20_Text"><text:s text:c="24"/>┌───────────────┐</text:span></text:p>
      <text:p text:style-name="Preformatted_20_Text"><text:span text:style-name="Source_20_Text"><text:s text:c="24"/>│ <text:s text:c="2"/>EQUIPPED <text:s text:c="3"/>│</text:span></text:p>
      <text:p text:style-name="Preformatted_20_Text"><text:span text:style-name="Source_20_Text"><text:s text:c="24"/>│ (Ready to live│</text:span></text:p>
      <text:p text:style-name="Preformatted_20_Text"><text:span text:style-name="Source_20_Text"><text:s text:c="24"/>│ <text:s/>&amp; defend the │</text:span></text:p>
      <text:p text:style-name="Preformatted_20_Text"><text:span text:style-name="Source_20_Text"><text:s text:c="24"/>│ <text:s text:c="4"/>Truth) <text:s text:c="3"/>│</text:span></text:p>
      <text:p text:style-name="Preformatted_20_Text"><text:span text:style-name="Source_20_Text"><text:s text:c="24"/>└───────▲───────┘</text:span></text:p>
      <text:p text:style-name="Preformatted_20_Text"><text:span text:style-name="Source_20_Text"><text:s text:c="32"/>│</text:span></text:p>
      <text:p text:style-name="Preformatted_20_Text"><text:span text:style-name="Source_20_Text"><text:s text:c="19"/>┌────────────┴────────────┐</text:span></text:p>
      <text:p text:style-name="Preformatted_20_Text"><text:span text:style-name="Source_20_Text"><text:s text:c="19"/>│ <text:s text:c="24"/>│</text:span></text:p>
      <text:p text:style-name="Preformatted_20_Text"><text:span text:style-name="Source_20_Text"><text:s text:c="10"/>COURSE 3 │ <text:s text:c="5"/>LIVE WELL <text:s text:c="9"/>│</text:span></text:p>
      <text:p text:style-name="Preformatted_20_Text"><text:span text:style-name="Source_20_Text"><text:s text:c="5"/>(Theology of <text:s/>│ <text:s/>Love • Freedom • Gift <text:s/>│</text:span></text:p>
      <text:p text:style-name="Preformatted_20_Text"><text:span text:style-name="Source_20_Text"><text:s text:c="7"/>the Body) <text:s text:c="2"/>│ <text:s text:c="24"/>│</text:span></text:p>
      <text:p text:style-name="Preformatted_20_Text"><text:span text:style-name="Source_20_Text"><text:s text:c="19"/>│ <text:s text:c="2"/>→ Authentic Lover <text:s text:c="4"/>│</text:span></text:p>
      <text:p text:style-name="Preformatted_20_Text"><text:span text:style-name="Source_20_Text"><text:s text:c="19"/>│ <text:s text:c="24"/>│</text:span></text:p>
      <text:p text:style-name="Preformatted_20_Text"><text:span text:style-name="Source_20_Text"><text:s text:c="19"/>│ <text:s text:c="2"/>Stages: <text:s text:c="14"/>│</text:span></text:p>
      <text:p text:style-name="Preformatted_20_Text"><text:span text:style-name="Source_20_Text"><text:s text:c="19"/>│ <text:s text:c="2"/>• Made by Love, for Love</text:span></text:p>
      <text:p text:style-name="Preformatted_20_Text"><text:span text:style-name="Source_20_Text"><text:s text:c="19"/>│ <text:s text:c="2"/>• Learning to Love in Truth</text:span></text:p>
      <text:p text:style-name="Preformatted_20_Text"><text:span text:style-name="Source_20_Text"><text:s text:c="19"/>│ <text:s text:c="2"/>• Integrated Person</text:span></text:p>
      <text:p text:style-name="Preformatted_20_Text"><text:span text:style-name="Source_20_Text"><text:s text:c="19"/>│ <text:s text:c="2"/>• Authentic Lover</text:span></text:p>
      <text:p text:style-name="Preformatted_20_Text"><text:span text:style-name="Source_20_Text"><text:s text:c="19"/>└────────────▲────────────┘</text:span></text:p>
      <text:p text:style-name="Preformatted_20_Text"><text:span text:style-name="Source_20_Text"><text:s text:c="32"/>│</text:span></text:p>
      <text:p text:style-name="Preformatted_20_Text"><text:span text:style-name="Source_20_Text"><text:s text:c="19"/>┌────────────┴────────────┐</text:span></text:p>
      <text:p text:style-name="Preformatted_20_Text"><text:soft-page-break/><text:span text:style-name="Source_20_Text"><text:s text:c="19"/>│ <text:s text:c="24"/>│</text:span></text:p>
      <text:p text:style-name="Preformatted_20_Text"><text:span text:style-name="Source_20_Text"><text:s text:c="10"/>COURSE 2 │ <text:s text:c="5"/>JUDGE WELL <text:s text:c="8"/>│</text:span></text:p>
      <text:p text:style-name="Preformatted_20_Text"><text:span text:style-name="Source_20_Text"><text:s text:c="6"/>(Principles <text:s/>│ <text:s/>Ethics • Justice • <text:s text:c="4"/>│</text:span></text:p>
      <text:p text:style-name="Preformatted_20_Text"><text:span text:style-name="Source_20_Text"><text:s text:c="7"/>&amp; Choices) <text:s/>│ <text:s/>Human Person <text:s text:c="10"/>│</text:span></text:p>
      <text:p text:style-name="Preformatted_20_Text"><text:span text:style-name="Source_20_Text"><text:s text:c="19"/>│ <text:s text:c="2"/>→ Wise Decision-Maker │</text:span></text:p>
      <text:p text:style-name="Preformatted_20_Text"><text:span text:style-name="Source_20_Text"><text:s text:c="19"/>└────────────▲────────────┘</text:span></text:p>
      <text:p text:style-name="Preformatted_20_Text"><text:span text:style-name="Source_20_Text"><text:s text:c="32"/>│</text:span></text:p>
      <text:p text:style-name="Preformatted_20_Text"><text:span text:style-name="Source_20_Text"><text:s text:c="19"/>┌────────────┴────────────┐</text:span></text:p>
      <text:p text:style-name="Preformatted_20_Text"><text:span text:style-name="Source_20_Text"><text:s text:c="19"/>│ <text:s text:c="24"/>│</text:span></text:p>
      <text:p text:style-name="Preformatted_20_Text"><text:span text:style-name="Source_20_Text"><text:s text:c="10"/>COURSE 1 │ <text:s text:c="5"/>SEE CLEARLY <text:s text:c="7"/>│</text:span></text:p>
      <text:p text:style-name="Preformatted_20_Text"><text:span text:style-name="Source_20_Text"><text:s text:c="5"/>(Apologetics) │ <text:s/>Truth • Reason • Faith │</text:span></text:p>
      <text:p text:style-name="Preformatted_20_Text"><text:span text:style-name="Source_20_Text"><text:s text:c="19"/>│ <text:s text:c="2"/>→ Faith Defender <text:s text:c="5"/>│</text:span></text:p>
      <text:p text:style-name="Preformatted_20_Text"><text:span text:style-name="Source_20_Text"><text:s text:c="19"/>└────────────▲────────────┘</text:span></text:p>
      <text:p text:style-name="Preformatted_20_Text"><text:span text:style-name="Source_20_Text"><text:s text:c="32"/>│</text:span></text:p>
      <text:p text:style-name="P96"><text:span text:style-name="Source_20_Text"><text:s text:c="24"/>START HERE</text:span></text:p>
      <text:p text:style-name="Horizontal_20_Line"/>
      <text:h text:style-name="Heading_20_1" text:outline-level="1">🧱 2. UPDATED STUDENT WORKSHEET</text:h>
      <text:h text:style-name="Heading_20_2" text:outline-level="2">❤️ COURSE 3 — LIVE WELL</text:h>
      <text:h text:style-name="Heading_20_3" text:outline-level="3"><text:span text:style-name="Emphasis">Love • Freedom • Self-Gift</text:span></text:h>
      <text:p text:style-name="Text_20_body"><text:span text:style-name="Strong_20_Emphasis">Identity Path:</text:span></text:p>
      <text:list text:style-name="L99">
        <text:list-item>
          <text:p text:style-name="P127">⬜ <text:span text:style-name="Strong_20_Emphasis">Made by Love, for Love</text:span> — I understand I am created for love and purpose</text:p>
        </text:list-item>
        <text:list-item>
          <text:p text:style-name="P127">⬜ <text:span text:style-name="Strong_20_Emphasis">Learning to Love in Truth</text:span> — I understand the difference between loving and using</text:p>
        </text:list-item>
        <text:list-item>
          <text:p text:style-name="P127">⬜ <text:span text:style-name="Strong_20_Emphasis">Integrated Person</text:span> — I understand how freedom and truth work together</text:p>
        </text:list-item>
        <text:list-item>
          <text:p text:style-name="P127">⬜ <text:span text:style-name="Strong_20_Emphasis">Authentic Lover</text:span> — I can apply this to relationships and my future</text:p>
        </text:list-item>
      </text:list>
      <text:h text:style-name="Heading_20_3" text:outline-level="3">✏️ Reflection (unchanged)</text:h>
      <text:p text:style-name="Quotations">What kind of person are you becoming?</text:p>
      <text:p text:style-name="Horizontal_20_Line"/>
      <text:h text:style-name="Heading_20_1" text:outline-level="1">🧭 3. UPDATED PARENT DOCUMENT (TOB SECTION ONLY)</text:h>
      <text:h text:style-name="Heading_20_2" text:outline-level="2">❤️ STAGE 3 — LIVE WELL</text:h>
      <text:h text:style-name="Heading_20_3" text:outline-level="3"><text:span text:style-name="Emphasis">Love • Freedom • Self-Gift</text:span></text:h>
      <text:p text:style-name="Text_20_body"><text:span text:style-name="Strong_20_Emphasis">Your student is becoming an: Authentic Lover</text:span></text:p>
      <text:p text:style-name="Text_20_body"><text:soft-page-break/>At this stage, students move through a clear progression:</text:p>
      <text:h text:style-name="Heading_20_3" text:outline-level="3">1. <text:span text:style-name="Strong_20_Emphasis">Made by Love, for Love</text:span></text:h>
      <text:p text:style-name="Text_20_body">They come to understand that their identity is not random—they are created with purpose and meaning.</text:p>
      <text:h text:style-name="Heading_20_3" text:outline-level="3">2. <text:span text:style-name="Strong_20_Emphasis">Learning to Love in Truth</text:span></text:h>
      <text:p text:style-name="Text_20_body">They learn the difference between real love and the many distorted versions of it in our culture.</text:p>
      <text:h text:style-name="Heading_20_3" text:outline-level="3">3. <text:span text:style-name="Strong_20_Emphasis">Integrated Person</text:span></text:h>
      <text:p text:style-name="Text_20_body">They begin to see how freedom, truth, and self-control work together to make real love possible.</text:p>
      <text:h text:style-name="Heading_20_3" text:outline-level="3">4. <text:span text:style-name="Strong_20_Emphasis">Authentic Lover</text:span></text:h>
      <text:p text:style-name="Text_20_body">They are prepared to live these truths out in relationships, decisions, and their future vocation.</text:p>
      <text:p text:style-name="Horizontal_20_Line"/>
      <text:h text:style-name="Heading_20_3" text:outline-level="3">What this looks like at home:</text:h>
      <text:list text:style-name="L100">
        <text:list-item>
          <text:p text:style-name="P128">A deeper seriousness about relationships</text:p>
        </text:list-item>
        <text:list-item>
          <text:p text:style-name="P128">Greater awareness of right vs wrong in real-life situations</text:p>
        </text:list-item>
        <text:list-item>
          <text:p text:style-name="P128">More thoughtful conversations about love, purpose, and vocation</text:p>
        </text:list-item>
      </text:list>
      <text:p text:style-name="Horizontal_20_Line"/>
      <text:h text:style-name="Heading_20_1" text:outline-level="1">🔓 4. UPDATED ON-SCREEN MILESTONES (TOB COURSE)</text:h>
      <text:p text:style-name="Horizontal_20_Line"/>
      <text:h text:style-name="Heading_20_2" text:outline-level="2">🔹 Milestone 1</text:h>
      <text:p text:style-name="Text_20_body"><text:span text:style-name="Strong_20_Emphasis">Trigger:</text:span> “Created for Love”</text:p>
      <text:p text:style-name="Text_20_body"><text:span text:style-name="Strong_20_Emphasis">On-screen text:</text:span></text:p>
      <text:p text:style-name="Quotations"><text:span text:style-name="Strong_20_Emphasis">Milestone Reached: Made by Love, for Love</text:span><text:line-break/>You are not random. You are made for love.<text:line-break/>This is the foundation for everything that follows.</text:p>
      <text:p text:style-name="Horizontal_20_Line"/>
      <text:h text:style-name="Heading_20_2" text:outline-level="2"><text:soft-page-break/>🔹 Milestone 2</text:h>
      <text:p text:style-name="Text_20_body"><text:span text:style-name="Strong_20_Emphasis">Trigger:</text:span> Love vs Use content</text:p>
      <text:p text:style-name="Text_20_body"><text:span text:style-name="Strong_20_Emphasis">On-screen text:</text:span></text:p>
      <text:p text:style-name="Quotations"><text:span text:style-name="Strong_20_Emphasis">Milestone Reached: Learning to Love in Truth</text:span><text:line-break/>You now see the difference between real love and its distortions.<text:line-break/>This changes how you see everything.</text:p>
      <text:p text:style-name="Horizontal_20_Line"/>
      <text:h text:style-name="Heading_20_2" text:outline-level="2">🔹 Milestone 3</text:h>
      <text:p text:style-name="Text_20_body"><text:span text:style-name="Strong_20_Emphasis">Trigger:</text:span> Freedom, virtue, self-gift</text:p>
      <text:p text:style-name="Text_20_body"><text:span text:style-name="Strong_20_Emphasis">On-screen text:</text:span></text:p>
      <text:p text:style-name="Quotations"><text:span text:style-name="Strong_20_Emphasis">Milestone Reached: Integrated Person</text:span><text:line-break/>You are learning how freedom and truth work together.<text:line-break/>This is the path to real happiness.</text:p>
      <text:p text:style-name="Horizontal_20_Line"/>
      <text:h text:style-name="Heading_20_2" text:outline-level="2">🔹 Milestone 4 (Final)</text:h>
      <text:p text:style-name="Text_20_body"><text:span text:style-name="Strong_20_Emphasis">Trigger:</text:span> Course completion</text:p>
      <text:p text:style-name="Text_20_body"><text:span text:style-name="Strong_20_Emphasis">On-screen text:</text:span></text:p>
      <text:p text:style-name="Quotations"><text:span text:style-name="Strong_20_Emphasis">Milestone Reached: Authentic Lover</text:span><text:line-break/>You are prepared to live differently from the culture—<text:line-break/>with clarity, freedom, and real love.</text:p>
      <text:p text:style-name="Horizontal_20_Line"/>
      <text:h text:style-name="Heading_20_1" text:outline-level="1">🧠 FINAL RESULT (What You Now Have)</text:h>
      <text:p text:style-name="Text_20_body">Everything is now aligned across:</text:p>
      <text:list text:style-name="L101">
        <text:list-item>
          <text:p text:style-name="P129">✅ Course structure</text:p>
        </text:list-item>
        <text:list-item>
          <text:p text:style-name="P129">✅ Student experience</text:p>
        </text:list-item>
        <text:list-item>
          <text:p text:style-name="P129">✅ Parent communication</text:p>
        </text:list-item>
        <text:list-item>
          <text:p text:style-name="P129">✅ Identity formation</text:p>
        </text:list-item>
        <text:list-item>
          <text:p text:style-name="P129">✅ Gamification system</text:p>
        </text:list-item>
      </text:list>
      <text:p text:style-name="Text_20_body">And most importantly:</text:p>
      <text:p text:style-name="Text_20_body"><text:soft-page-break/>👉 The language now forms a <text:span text:style-name="Strong_20_Emphasis">coherent philosophical and theological progression</text:span>, not just a set of labels.</text:p>
      <text:p text:style-name="Horizontal_20_Line"/>
      <text:h text:style-name="Heading_20_1" text:outline-level="1">🚀 If You Want the Next High-Leverage Step</text:h>
      <text:p text:style-name="Text_20_body">Two excellent directions from here:</text:p>
      <text:h text:style-name="Heading_20_3" text:outline-level="3">Option 1:</text:h>
      <text:p text:style-name="Text_20_body">Turn this into a <text:span text:style-name="Strong_20_Emphasis">polished visual PDF set</text:span></text:p>
      <text:list text:style-name="L102">
        <text:list-item>
          <text:p text:style-name="P130">student worksheet (designed)</text:p>
        </text:list-item>
        <text:list-item>
          <text:p text:style-name="P130">parent guide (designed)</text:p>
        </text:list-item>
        <text:list-item>
          <text:p text:style-name="P130">formation path graphic</text:p>
        </text:list-item>
      </text:list>
      <text:h text:style-name="Heading_20_3" text:outline-level="3">Option 2:</text:h>
      <text:p text:style-name="Text_20_body">Embed this into your <text:span text:style-name="Strong_20_Emphasis">sales messaging</text:span><text:line-break/>So parents immediately see:<text:line-break/>👉 “This is not just a course—it’s a formation path.”</text:p>
      <text:p text:style-name="Horizontal_20_Line"/>
      <text:p text:style-name="Text_20_body">Either one will noticeably increase:</text:p>
      <text:list text:style-name="L103">
        <text:list-item>
          <text:p text:style-name="P131">completion</text:p>
        </text:list-item>
        <text:list-item>
          <text:p text:style-name="P131">perceived value</text:p>
        </text:list-item>
        <text:list-item>
          <text:p text:style-name="P131">referrals</text:p>
        </text:list-item>
      </text:list>
      <text:p text:style-name="Text_20_body">Just tell me which direction you want 👍</text:p>
      <text:p text:style-name="P1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chi Myjak</meta:initial-creator>
    <meta:creation-date>2026-03-21T13:25:05.660846699</meta:creation-date>
    <dc:date>2026-03-21T18:06:53.041607120</dc:date>
    <dc:creator>Suchi Myjak</dc:creator>
    <meta:editing-duration>PT4H28M45S</meta:editing-duration>
    <meta:editing-cycles>9</meta:editing-cycles>
    <meta:generator>LibreOffice/24.8.7.2$Linux_X86_64 LibreOffice_project/480$Build-2</meta:generator>
    <meta:document-statistic meta:table-count="0" meta:image-count="0" meta:object-count="0" meta:page-count="40" meta:paragraph-count="852" meta:word-count="5869" meta:character-count="35504" meta:non-whitespace-character-count="29096"/>
  </office:meta>
</office:document-meta>
</file>